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3in"/>
    </style:style>
    <style:style style:name="Table1.1" style:family="table-row">
      <style:table-row-properties fo:keep-together="auto"/>
    </style:style>
    <style:style style:name="Table1.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Table2" style:family="table">
      <style:table-properties style:width="6.5in" fo:margin-left="0in" fo:margin-top="0in" fo:margin-bottom="0in" table:align="left"/>
    </style:style>
    <style:style style:name="Table2.A" style:family="table-column">
      <style:table-column-properties style:column-width="1.3in"/>
    </style:style>
    <style:style style:name="Table2.1" style:family="table-row">
      <style:table-row-properties fo:keep-together="auto"/>
    </style:style>
    <style:style style:name="Table2.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P1" style:family="paragraph" style:parent-style-name="Standard">
      <style:paragraph-properties fo:margin-top="0in" fo:margin-bottom="0.1665in" loext:contextual-spacing="false" fo:line-height="114%" fo:padding="0in" fo:border="none"/>
      <style:text-properties fo:color="#1f1f1f" style:font-name="Google Sans" style:font-name-asian="Google Sans1" style:font-name-complex="Google Sans1"/>
    </style:style>
    <style:style style:name="P2" style:family="paragraph" style:parent-style-name="Standard">
      <style:paragraph-properties fo:margin-top="0in" fo:margin-bottom="0.1665in" loext:contextual-spacing="false" fo:line-height="114%" fo:padding="0in" fo:border="none"/>
      <style:text-properties fo:color="#1f1f1f" style:font-name="Google Sans Text" style:font-name-asian="Google Sans Text1" style:font-name-complex="Google Sans Text1"/>
    </style:style>
    <style:style style:name="P3" style:family="paragraph" style:parent-style-name="Standard">
      <style:paragraph-properties fo:margin-top="0in" fo:margin-bottom="0.1665in" loext:contextual-spacing="false" fo:line-height="114%" fo:padding="0in" fo:border="none"/>
      <style:text-properties fo:color="#1f1f1f" style:font-name="Google Sans Text" fo:background-color="#f0f4f9" style:font-name-asian="Google Sans Text1" style:font-name-complex="Google Sans Text1"/>
    </style:style>
    <style:style style:name="P4" style:family="paragraph" style:parent-style-name="Standard">
      <style:paragraph-properties fo:margin-top="0in" fo:margin-bottom="0.1665in" loext:contextual-spacing="false" fo:line-height="114%" fo:padding="0in" fo:border="none"/>
    </style:style>
    <style:style style:name="P5" style:family="paragraph" style:parent-style-name="Standard">
      <style:paragraph-properties fo:margin-top="0in" fo:margin-bottom="0.1665in" loext:contextual-spacing="false" fo:line-height="114%" fo:padding="0in" fo:border="none"/>
      <style:text-properties fo:color="#444746" style:text-position="super 58%" style:font-name="Google Sans Text" fo:font-size="12pt" style:font-name-asian="Google Sans Text1" style:font-size-asian="12pt" style:font-name-complex="Google Sans Text1" style:font-size-complex="12pt"/>
    </style:style>
    <style:style style:name="P6" style:family="paragraph" style:parent-style-name="Standard" style:master-page-name="Standard">
      <style:paragraph-properties fo:margin-top="0in" fo:margin-bottom="0.1665in" loext:contextual-spacing="false" fo:line-height="114%" style:page-number="1"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P7" style:family="paragraph" style:parent-style-name="Standard">
      <style:paragraph-properties fo:margin-top="0.0835in" fo:margin-bottom="0.1665in" loext:contextual-spacing="false" fo:line-height="114%" fo:padding="0in" fo:border="none"/>
    </style:style>
    <style:style style:name="P8" style:family="paragraph" style:parent-style-name="Standard">
      <style:paragraph-properties fo:line-height="114%" fo:padding="0in" fo:border="none"/>
    </style:style>
    <style:style style:name="P9" style:family="paragraph" style:parent-style-name="Standard">
      <style:paragraph-properties fo:line-height="114%" fo:padding="0in" fo:border="none"/>
      <style:text-properties fo:color="#444746" style:font-name="Google Sans Text" fo:background-color="#f0f4f9" style:font-name-asian="Google Sans Text1" style:font-name-complex="Google Sans Text1"/>
    </style:style>
    <style:style style:name="P10" style:family="paragraph" style:parent-style-name="Standard" style:list-style-name="WWNum1">
      <style:paragraph-properties fo:margin-left="0.3228in" fo:margin-right="0in" fo:margin-top="0in" fo:margin-bottom="0in" loext:contextual-spacing="false" fo:line-height="114%" fo:text-indent="-0.25in" style:auto-text-indent="false" fo:padding="0in" fo:border="none"/>
    </style:style>
    <style:style style:name="P11" style:family="paragraph" style:parent-style-name="Standard" style:list-style-name="WWNum12">
      <style:paragraph-properties fo:margin-left="0.3228in" fo:margin-right="0in" fo:margin-top="0in" fo:margin-bottom="0in" loext:contextual-spacing="false" fo:line-height="114%" fo:text-indent="-0.25in" style:auto-text-indent="false" fo:padding="0in" fo:border="none"/>
    </style:style>
    <style:style style:name="P12" style:family="paragraph" style:parent-style-name="Standard" style:list-style-name="WWNum14">
      <style:paragraph-properties fo:margin-left="0.3228in" fo:margin-right="0in" fo:margin-top="0in" fo:margin-bottom="0in" loext:contextual-spacing="false" fo:line-height="114%" fo:text-indent="-0.25in" style:auto-text-indent="false" fo:padding="0in" fo:border="none"/>
    </style:style>
    <style:style style:name="P13" style:family="paragraph" style:parent-style-name="Standard" style:list-style-name="WWNum15">
      <style:paragraph-properties fo:margin-left="0.3228in" fo:margin-right="0in" fo:margin-top="0in" fo:margin-bottom="0in" loext:contextual-spacing="false" fo:line-height="114%" fo:text-indent="-0.25in" style:auto-text-indent="false" fo:padding="0in" fo:border="none"/>
    </style:style>
    <style:style style:name="P14" style:family="paragraph" style:parent-style-name="Standard" style:list-style-name="WWNum16">
      <style:paragraph-properties fo:margin-left="0.3228in" fo:margin-right="0in" fo:margin-top="0in" fo:margin-bottom="0in" loext:contextual-spacing="false" fo:line-height="114%" fo:text-indent="-0.25in" style:auto-text-indent="false" fo:padding="0in" fo:border="none"/>
    </style:style>
    <style:style style:name="P15" style:family="paragraph" style:parent-style-name="Standard" style:list-style-name="WWNum16">
      <style:paragraph-properties fo:margin-left="0.3228in" fo:margin-right="0in" fo:margin-top="0in" fo:margin-bottom="0in" loext:contextual-spacing="false" fo:line-height="114%" fo:text-indent="-0.25in" style:auto-text-indent="false" fo:padding="0in" fo:border="none"/>
    </style:style>
    <style:style style:name="P16" style:family="paragraph" style:parent-style-name="Standard" style:list-style-name="WWNum18">
      <style:paragraph-properties fo:margin-left="0.3228in" fo:margin-right="0in" fo:margin-top="0in" fo:margin-bottom="0in" loext:contextual-spacing="false" fo:line-height="114%" fo:text-indent="-0.25in" style:auto-text-indent="false" fo:padding="0in" fo:border="none"/>
    </style:style>
    <style:style style:name="P17" style:family="paragraph" style:parent-style-name="Standard" style:list-style-name="WWNum18">
      <style:paragraph-properties fo:margin-left="0.3228in" fo:margin-right="0in" fo:margin-top="0in" fo:margin-bottom="0in" loext:contextual-spacing="false" fo:line-height="114%" fo:text-indent="-0.25in" style:auto-text-indent="false" fo:padding="0in" fo:border="none"/>
    </style:style>
    <style:style style:name="P18" style:family="paragraph" style:parent-style-name="Standard" style:list-style-name="WWNum19">
      <style:paragraph-properties fo:margin-left="0.3228in" fo:margin-right="0in" fo:margin-top="0in" fo:margin-bottom="0in" loext:contextual-spacing="false" fo:line-height="114%" fo:text-indent="-0.25in" style:auto-text-indent="false" fo:padding="0in" fo:border="none"/>
    </style:style>
    <style:style style:name="P19" style:family="paragraph" style:parent-style-name="Standard" style:list-style-name="WWNum19">
      <style:paragraph-properties fo:margin-left="0.3228in" fo:margin-right="0in" fo:margin-top="0in" fo:margin-bottom="0in" loext:contextual-spacing="false" fo:line-height="114%" fo:text-indent="-0.25in" style:auto-text-indent="false" fo:padding="0in" fo:border="none"/>
    </style:style>
    <style:style style:name="P20" style:family="paragraph" style:parent-style-name="Standard" style:list-style-name="WWNum21">
      <style:paragraph-properties fo:margin-left="0.3228in" fo:margin-right="0in" fo:margin-top="0in" fo:margin-bottom="0in" loext:contextual-spacing="false" fo:line-height="114%" fo:text-indent="-0.25in" style:auto-text-indent="false" fo:padding="0in" fo:border="none"/>
    </style:style>
    <style:style style:name="P21" style:family="paragraph" style:parent-style-name="Standard" style:list-style-name="WWNum21">
      <style:paragraph-properties fo:margin-left="0.3228in" fo:margin-right="0in" fo:margin-top="0in" fo:margin-bottom="0in" loext:contextual-spacing="false" fo:line-height="114%" fo:text-indent="-0.25in" style:auto-text-indent="false" fo:padding="0in" fo:border="none"/>
    </style:style>
    <style:style style:name="P22" style:family="paragraph" style:parent-style-name="Standard" style:list-style-name="WWNum22">
      <style:paragraph-properties fo:margin-left="0.3228in" fo:margin-right="0in" fo:margin-top="0in" fo:margin-bottom="0in" loext:contextual-spacing="false" fo:line-height="114%" fo:text-indent="-0.25in" style:auto-text-indent="false" fo:padding="0in" fo:border="none"/>
    </style:style>
    <style:style style:name="P23" style:family="paragraph" style:parent-style-name="Standard" style:list-style-name="WWNum22">
      <style:paragraph-properties fo:margin-left="0.3228in" fo:margin-right="0in" fo:margin-top="0in" fo:margin-bottom="0in" loext:contextual-spacing="false" fo:line-height="114%" fo:text-indent="-0.25in" style:auto-text-indent="false" fo:padding="0in" fo:border="none"/>
    </style:style>
    <style:style style:name="P24" style:family="paragraph" style:parent-style-name="Standard" style:list-style-name="WWNum23">
      <style:paragraph-properties fo:margin-left="0.3228in" fo:margin-right="0in" fo:margin-top="0in" fo:margin-bottom="0in" loext:contextual-spacing="false" fo:line-height="114%" fo:text-indent="-0.25in" style:auto-text-indent="false" fo:padding="0in" fo:border="none"/>
    </style:style>
    <style:style style:name="P25" style:family="paragraph" style:parent-style-name="Standard" style:list-style-name="WWNum24">
      <style:paragraph-properties fo:margin-left="0.3228in" fo:margin-right="0in" fo:margin-top="0in" fo:margin-bottom="0in" loext:contextual-spacing="false" fo:line-height="114%" fo:text-indent="-0.25in" style:auto-text-indent="false" fo:padding="0in" fo:border="none"/>
    </style:style>
    <style:style style:name="P26" style:family="paragraph" style:parent-style-name="Standard" style:list-style-name="WWNum24">
      <style:paragraph-properties fo:margin-left="0.3228in" fo:margin-right="0in" fo:margin-top="0in" fo:margin-bottom="0in" loext:contextual-spacing="false" fo:line-height="114%" fo:text-indent="-0.25in" style:auto-text-indent="false" fo:padding="0in" fo:border="none"/>
    </style:style>
    <style:style style:name="P27" style:family="paragraph" style:parent-style-name="Standard" style:list-style-name="WWNum3">
      <style:paragraph-properties fo:margin-left="0.3228in" fo:margin-right="0in" fo:margin-top="0in" fo:margin-bottom="0in" loext:contextual-spacing="false" fo:line-height="114%" fo:text-indent="-0.25in" style:auto-text-indent="false" fo:padding="0in" fo:border="none"/>
    </style:style>
    <style:style style:name="P28" style:family="paragraph" style:parent-style-name="Standard" style:list-style-name="WWNum4">
      <style:paragraph-properties fo:margin-left="0.3228in" fo:margin-right="0in" fo:margin-top="0in" fo:margin-bottom="0in" loext:contextual-spacing="false" fo:line-height="114%" fo:text-indent="-0.25in" style:auto-text-indent="false" fo:padding="0in" fo:border="none"/>
    </style:style>
    <style:style style:name="P29" style:family="paragraph" style:parent-style-name="Standard" style:list-style-name="WWNum5">
      <style:paragraph-properties fo:margin-left="0.3228in" fo:margin-right="0in" fo:margin-top="0in" fo:margin-bottom="0in" loext:contextual-spacing="false" fo:line-height="114%" fo:text-indent="-0.25in" style:auto-text-indent="false" fo:padding="0in" fo:border="none"/>
    </style:style>
    <style:style style:name="P30" style:family="paragraph" style:parent-style-name="Standard" style:list-style-name="WWNum5">
      <style:paragraph-properties fo:margin-left="0.3228in" fo:margin-right="0in" fo:margin-top="0in" fo:margin-bottom="0in" loext:contextual-spacing="false" fo:line-height="114%" fo:text-indent="-0.25in" style:auto-text-indent="false" fo:padding="0in" fo:border="none"/>
    </style:style>
    <style:style style:name="P31" style:family="paragraph" style:parent-style-name="Standard" style:list-style-name="WWNum6">
      <style:paragraph-properties fo:margin-left="0.3228in" fo:margin-right="0in" fo:margin-top="0in" fo:margin-bottom="0in" loext:contextual-spacing="false" fo:line-height="114%" fo:text-indent="-0.25in" style:auto-text-indent="false" fo:padding="0in" fo:border="none"/>
    </style:style>
    <style:style style:name="P32" style:family="paragraph" style:parent-style-name="Standard" style:list-style-name="WWNum6">
      <style:paragraph-properties fo:margin-left="0.3228in" fo:margin-right="0in" fo:margin-top="0in" fo:margin-bottom="0in" loext:contextual-spacing="false" fo:line-height="114%" fo:text-indent="-0.25in" style:auto-text-indent="false" fo:padding="0in" fo:border="none"/>
    </style:style>
    <style:style style:name="P33" style:family="paragraph" style:parent-style-name="Standard" style:list-style-name="WWNum7">
      <style:paragraph-properties fo:margin-left="0.3228in" fo:margin-right="0in" fo:margin-top="0in" fo:margin-bottom="0in" loext:contextual-spacing="false" fo:line-height="114%" fo:text-indent="-0.25in" style:auto-text-indent="false" fo:padding="0in" fo:border="none"/>
    </style:style>
    <style:style style:name="P34" style:family="paragraph" style:parent-style-name="Standard" style:list-style-name="WWNum7">
      <style:paragraph-properties fo:margin-left="0.3228in" fo:margin-right="0in" fo:margin-top="0in" fo:margin-bottom="0in" loext:contextual-spacing="false" fo:line-height="114%" fo:text-indent="-0.25in" style:auto-text-indent="false" fo:padding="0in" fo:border="none"/>
    </style:style>
    <style:style style:name="P35" style:family="paragraph" style:parent-style-name="Standard" style:list-style-name="WWNum1">
      <style:paragraph-properties fo:margin-left="0.3228in" fo:margin-right="0in" fo:margin-top="0in" fo:margin-bottom="0.0835in" loext:contextual-spacing="false" fo:line-height="114%" fo:text-indent="-0.25in" style:auto-text-indent="false" fo:padding="0in" fo:border="none"/>
    </style:style>
    <style:style style:name="P36" style:family="paragraph" style:parent-style-name="Standard" style:list-style-name="WWNum12">
      <style:paragraph-properties fo:margin-left="0.3228in" fo:margin-right="0in" fo:margin-top="0in" fo:margin-bottom="0.0835in" loext:contextual-spacing="false" fo:line-height="114%" fo:text-indent="-0.25in" style:auto-text-indent="false" fo:padding="0in" fo:border="none"/>
    </style:style>
    <style:style style:name="P37" style:family="paragraph" style:parent-style-name="Standard" style:list-style-name="WWNum14">
      <style:paragraph-properties fo:margin-left="0.3228in" fo:margin-right="0in" fo:margin-top="0in" fo:margin-bottom="0.0835in" loext:contextual-spacing="false" fo:line-height="114%" fo:text-indent="-0.25in" style:auto-text-indent="false" fo:padding="0in" fo:border="none"/>
    </style:style>
    <style:style style:name="P38" style:family="paragraph" style:parent-style-name="Standard" style:list-style-name="WWNum15">
      <style:paragraph-properties fo:margin-left="0.3228in" fo:margin-right="0in" fo:margin-top="0in" fo:margin-bottom="0.0835in" loext:contextual-spacing="false" fo:line-height="114%" fo:text-indent="-0.25in" style:auto-text-indent="false" fo:padding="0in" fo:border="none"/>
    </style:style>
    <style:style style:name="P39" style:family="paragraph" style:parent-style-name="Standard" style:list-style-name="WWNum16">
      <style:paragraph-properties fo:margin-left="0.3228in" fo:margin-right="0in" fo:margin-top="0in" fo:margin-bottom="0.0835in" loext:contextual-spacing="false" fo:line-height="114%" fo:text-indent="-0.25in" style:auto-text-indent="false" fo:padding="0in" fo:border="none"/>
    </style:style>
    <style:style style:name="P40" style:family="paragraph" style:parent-style-name="Standard" style:list-style-name="WWNum18">
      <style:paragraph-properties fo:margin-left="0.3228in" fo:margin-right="0in" fo:margin-top="0in" fo:margin-bottom="0.0835in" loext:contextual-spacing="false" fo:line-height="114%" fo:text-indent="-0.25in" style:auto-text-indent="false" fo:padding="0in" fo:border="none"/>
    </style:style>
    <style:style style:name="P41" style:family="paragraph" style:parent-style-name="Standard" style:list-style-name="WWNum19">
      <style:paragraph-properties fo:margin-left="0.3228in" fo:margin-right="0in" fo:margin-top="0in" fo:margin-bottom="0.0835in" loext:contextual-spacing="false" fo:line-height="114%" fo:text-indent="-0.25in" style:auto-text-indent="false" fo:padding="0in" fo:border="none"/>
    </style:style>
    <style:style style:name="P42" style:family="paragraph" style:parent-style-name="Standard" style:list-style-name="WWNum21">
      <style:paragraph-properties fo:margin-left="0.3228in" fo:margin-right="0in" fo:margin-top="0in" fo:margin-bottom="0.0835in" loext:contextual-spacing="false" fo:line-height="114%" fo:text-indent="-0.25in" style:auto-text-indent="false" fo:padding="0in" fo:border="none"/>
    </style:style>
    <style:style style:name="P43" style:family="paragraph" style:parent-style-name="Standard" style:list-style-name="WWNum22">
      <style:paragraph-properties fo:margin-left="0.3228in" fo:margin-right="0in" fo:margin-top="0in" fo:margin-bottom="0.0835in" loext:contextual-spacing="false" fo:line-height="114%" fo:text-indent="-0.25in" style:auto-text-indent="false" fo:padding="0in" fo:border="none"/>
    </style:style>
    <style:style style:name="P44" style:family="paragraph" style:parent-style-name="Standard" style:list-style-name="WWNum23">
      <style:paragraph-properties fo:margin-left="0.3228in" fo:margin-right="0in" fo:margin-top="0in" fo:margin-bottom="0.0835in" loext:contextual-spacing="false" fo:line-height="114%" fo:text-indent="-0.25in" style:auto-text-indent="false" fo:padding="0in" fo:border="none"/>
    </style:style>
    <style:style style:name="P45" style:family="paragraph" style:parent-style-name="Standard" style:list-style-name="WWNum2">
      <style:paragraph-properties fo:margin-left="0.3228in" fo:margin-right="0in" fo:margin-top="0in" fo:margin-bottom="0.0835in" loext:contextual-spacing="false" fo:line-height="114%" fo:text-indent="-0.25in" style:auto-text-indent="false" fo:padding="0in" fo:border="none"/>
    </style:style>
    <style:style style:name="P46" style:family="paragraph" style:parent-style-name="Standard" style:list-style-name="WWNum3">
      <style:paragraph-properties fo:margin-left="0.3228in" fo:margin-right="0in" fo:margin-top="0in" fo:margin-bottom="0.0835in" loext:contextual-spacing="false" fo:line-height="114%" fo:text-indent="-0.25in" style:auto-text-indent="false" fo:padding="0in" fo:border="none"/>
    </style:style>
    <style:style style:name="P47" style:family="paragraph" style:parent-style-name="Standard" style:list-style-name="WWNum4">
      <style:paragraph-properties fo:margin-left="0.3228in" fo:margin-right="0in" fo:margin-top="0in" fo:margin-bottom="0.0835in" loext:contextual-spacing="false" fo:line-height="114%" fo:text-indent="-0.25in" style:auto-text-indent="false" fo:padding="0in" fo:border="none"/>
    </style:style>
    <style:style style:name="P48" style:family="paragraph" style:parent-style-name="Standard" style:list-style-name="WWNum5">
      <style:paragraph-properties fo:margin-left="0.3228in" fo:margin-right="0in" fo:margin-top="0in" fo:margin-bottom="0.0835in" loext:contextual-spacing="false" fo:line-height="114%" fo:text-indent="-0.25in" style:auto-text-indent="false" fo:padding="0in" fo:border="none"/>
    </style:style>
    <style:style style:name="P49" style:family="paragraph" style:parent-style-name="Standard" style:list-style-name="WWNum6">
      <style:paragraph-properties fo:margin-left="0.3228in" fo:margin-right="0in" fo:margin-top="0in" fo:margin-bottom="0.0835in" loext:contextual-spacing="false" fo:line-height="114%" fo:text-indent="-0.25in" style:auto-text-indent="false" fo:padding="0in" fo:border="none"/>
    </style:style>
    <style:style style:name="P50" style:family="paragraph" style:parent-style-name="Standard" style:list-style-name="WWNum7">
      <style:paragraph-properties fo:margin-left="0.3228in" fo:margin-right="0in" fo:margin-top="0in" fo:margin-bottom="0.0835in" loext:contextual-spacing="false" fo:line-height="114%" fo:text-indent="-0.25in" style:auto-text-indent="false" fo:padding="0in" fo:border="none"/>
    </style:style>
    <style:style style:name="P51" style:family="paragraph" style:parent-style-name="Standard">
      <style:paragraph-properties fo:margin-top="0.1665in" fo:margin-bottom="0in" loext:contextual-spacing="false" fo:line-height="114%" fo:padding="0in" fo:border="none"/>
    </style:style>
    <style:style style:name="P52" style:family="paragraph" style:parent-style-name="Standard">
      <style:paragraph-properties fo:margin-top="0.1665in" fo:margin-bottom="0.1665in" loext:contextual-spacing="false" fo:line-height="114%" fo:padding="0in" fo:border="none"/>
      <style:text-properties fo:color="#1f1f1f" style:font-name="Google Sans Text" style:font-name-asian="Google Sans Text1" style:font-name-complex="Google Sans Text1"/>
    </style:style>
    <style:style style:name="P53" style:family="paragraph" style:parent-style-name="Standard">
      <style:paragraph-properties fo:margin-top="0.1665in" fo:margin-bottom="0.1665in" loext:contextual-spacing="false" fo:line-height="114%" fo:padding="0in" fo:border="none"/>
      <style:text-properties fo:color="#444746" style:text-position="super 58%" style:font-name="Google Sans Text" fo:font-size="12pt" style:font-name-asian="Google Sans Text1" style:font-size-asian="12pt" style:font-name-complex="Google Sans Text1" style:font-size-complex="12pt"/>
    </style:style>
    <style:style style:name="P54" style:family="paragraph" style:parent-style-name="Standard">
      <style:paragraph-properties fo:margin-top="0.1665in" fo:margin-bottom="0.1665in" loext:contextual-spacing="false" fo:line-height="114%" fo:padding="0in" fo:border="none"/>
    </style:style>
    <style:style style:name="P55" style:family="paragraph" style:parent-style-name="Standard">
      <style:paragraph-properties fo:margin-top="0in" fo:margin-bottom="0.0835in" loext:contextual-spacing="false" fo:line-height="114%" fo:padding="0in" fo:border="none"/>
    </style:style>
    <style:style style:name="P56" style:family="paragraph" style:parent-style-name="Standard">
      <style:paragraph-properties fo:margin-top="0in" fo:margin-bottom="0.0835in" loext:contextual-spacing="false" fo:line-height="114%" fo:padding="0in" fo:border="none"/>
      <style:text-properties fo:color="#1f1f1f" style:font-name="Google Sans" style:font-name-asian="Google Sans1" style:font-name-complex="Google Sans1"/>
    </style:style>
    <style:style style:name="P57" style:family="paragraph" style:parent-style-name="Standard" style:list-style-name="WWNum13">
      <style:paragraph-properties fo:margin-left="0.3335in" fo:margin-right="0in" fo:margin-top="0in" fo:margin-bottom="0in" loext:contextual-spacing="false" fo:line-height="114%" fo:text-indent="-0.25in" style:auto-text-indent="false" fo:padding="0in" fo:border="none"/>
    </style:style>
    <style:style style:name="P58" style:family="paragraph" style:parent-style-name="Standard" style:list-style-name="WWNum13">
      <style:paragraph-properties fo:margin-left="0.3335in" fo:margin-right="0in" fo:margin-top="0in" fo:margin-bottom="0in" loext:contextual-spacing="false" fo:line-height="114%" fo:text-indent="-0.25in" style:auto-text-indent="false" fo:padding="0in" fo:border="none"/>
    </style:style>
    <style:style style:name="P59" style:family="paragraph" style:parent-style-name="Standard" style:list-style-name="WWNum17">
      <style:paragraph-properties fo:margin-left="0.3335in" fo:margin-right="0in" fo:margin-top="0in" fo:margin-bottom="0in" loext:contextual-spacing="false" fo:line-height="114%" fo:text-indent="-0.25in" style:auto-text-indent="false" fo:padding="0in" fo:border="none"/>
    </style:style>
    <style:style style:name="P60" style:family="paragraph" style:parent-style-name="Standard" style:list-style-name="WWNum17">
      <style:paragraph-properties fo:margin-left="0.3335in" fo:margin-right="0in" fo:margin-top="0in" fo:margin-bottom="0in" loext:contextual-spacing="false" fo:line-height="114%" fo:text-indent="-0.25in" style:auto-text-indent="false" fo:padding="0in" fo:border="none"/>
    </style:style>
    <style:style style:name="P61" style:family="paragraph" style:parent-style-name="Standard" style:list-style-name="WWNum20">
      <style:paragraph-properties fo:margin-left="0.3335in" fo:margin-right="0in" fo:margin-top="0in" fo:margin-bottom="0in" loext:contextual-spacing="false" fo:line-height="114%" fo:text-indent="-0.25in" style:auto-text-indent="false" fo:padding="0in" fo:border="none"/>
    </style:style>
    <style:style style:name="P62" style:family="paragraph" style:parent-style-name="Standard" style:list-style-name="WWNum20">
      <style:paragraph-properties fo:margin-left="0.3335in" fo:margin-right="0in" fo:margin-top="0in" fo:margin-bottom="0in" loext:contextual-spacing="false" fo:line-height="114%" fo:text-indent="-0.25in" style:auto-text-indent="false" fo:padding="0in" fo:border="none"/>
    </style:style>
    <style:style style:name="P63" style:family="paragraph" style:parent-style-name="Standard" style:list-style-name="WWNum8">
      <style:paragraph-properties fo:margin-left="0.3335in" fo:margin-right="0in" fo:margin-top="0in" fo:margin-bottom="0in" loext:contextual-spacing="false" fo:line-height="114%" fo:text-indent="-0.25in" style:auto-text-indent="false" fo:padding="0in" fo:border="none"/>
    </style:style>
    <style:style style:name="P64" style:family="paragraph" style:parent-style-name="Standard" style:list-style-name="WWNum8">
      <style:paragraph-properties fo:margin-left="0.3335in" fo:margin-right="0in" fo:margin-top="0in" fo:margin-bottom="0in" loext:contextual-spacing="false" fo:line-height="114%" fo:text-indent="-0.25in" style:auto-text-indent="false" fo:padding="0in" fo:border="none"/>
    </style:style>
    <style:style style:name="P65" style:family="paragraph" style:parent-style-name="Standard" style:list-style-name="WWNum9">
      <style:paragraph-properties fo:margin-left="0.3335in" fo:margin-right="0in" fo:margin-top="0in" fo:margin-bottom="0in" loext:contextual-spacing="false" fo:line-height="114%" fo:text-indent="-0.25in" style:auto-text-indent="false" fo:padding="0in" fo:border="none"/>
    </style:style>
    <style:style style:name="P66" style:family="paragraph" style:parent-style-name="Standard" style:list-style-name="WWNum9">
      <style:paragraph-properties fo:margin-left="0.3335in" fo:margin-right="0in" fo:margin-top="0in" fo:margin-bottom="0in" loext:contextual-spacing="false" fo:line-height="114%" fo:text-indent="-0.25in" style:auto-text-indent="false" fo:padding="0in" fo:border="none"/>
    </style:style>
    <style:style style:name="P67" style:family="paragraph" style:parent-style-name="Standard" style:list-style-name="WWNum10">
      <style:paragraph-properties fo:margin-left="0.3335in" fo:margin-right="0in" fo:margin-top="0in" fo:margin-bottom="0in" loext:contextual-spacing="false" fo:line-height="114%" fo:text-indent="-0.25in" style:auto-text-indent="false" fo:padding="0in" fo:border="none"/>
    </style:style>
    <style:style style:name="P68" style:family="paragraph" style:parent-style-name="Standard" style:list-style-name="WWNum13">
      <style:paragraph-properties fo:margin-left="0.3335in" fo:margin-right="0in" fo:margin-top="0in" fo:margin-bottom="0.0835in" loext:contextual-spacing="false" fo:line-height="114%" fo:text-indent="-0.25in" style:auto-text-indent="false" fo:padding="0in" fo:border="none"/>
    </style:style>
    <style:style style:name="P69" style:family="paragraph" style:parent-style-name="Standard" style:list-style-name="WWNum17">
      <style:paragraph-properties fo:margin-left="0.3335in" fo:margin-right="0in" fo:margin-top="0in" fo:margin-bottom="0.0835in" loext:contextual-spacing="false" fo:line-height="114%" fo:text-indent="-0.25in" style:auto-text-indent="false" fo:padding="0in" fo:border="none"/>
    </style:style>
    <style:style style:name="P70" style:family="paragraph" style:parent-style-name="Standard" style:list-style-name="WWNum20">
      <style:paragraph-properties fo:margin-left="0.3335in" fo:margin-right="0in" fo:margin-top="0in" fo:margin-bottom="0.0835in" loext:contextual-spacing="false" fo:line-height="114%" fo:text-indent="-0.25in" style:auto-text-indent="false" fo:padding="0in" fo:border="none"/>
    </style:style>
    <style:style style:name="P71" style:family="paragraph" style:parent-style-name="Standard" style:list-style-name="WWNum8">
      <style:paragraph-properties fo:margin-left="0.3335in" fo:margin-right="0in" fo:margin-top="0in" fo:margin-bottom="0.0835in" loext:contextual-spacing="false" fo:line-height="114%" fo:text-indent="-0.25in" style:auto-text-indent="false" fo:padding="0in" fo:border="none"/>
    </style:style>
    <style:style style:name="P72" style:family="paragraph" style:parent-style-name="Standard" style:list-style-name="WWNum9">
      <style:paragraph-properties fo:margin-left="0.3335in" fo:margin-right="0in" fo:margin-top="0in" fo:margin-bottom="0.0835in" loext:contextual-spacing="false" fo:line-height="114%" fo:text-indent="-0.25in" style:auto-text-indent="false" fo:padding="0in" fo:border="none"/>
    </style:style>
    <style:style style:name="P73" style:family="paragraph" style:parent-style-name="Standard" style:list-style-name="WWNum10">
      <style:paragraph-properties fo:margin-left="0.3335in" fo:margin-right="0in" fo:margin-top="0in" fo:margin-bottom="0.0835in" loext:contextual-spacing="false" fo:line-height="114%" fo:text-indent="-0.25in" style:auto-text-indent="false" fo:padding="0in" fo:border="none"/>
    </style:style>
    <style:style style:name="P74" style:family="paragraph" style:parent-style-name="Standard">
      <style:paragraph-properties fo:margin-top="0.0835in" fo:margin-bottom="0.0835in" loext:contextual-spacing="false" fo:line-height="114%" fo:padding="0in" fo:border="none"/>
    </style:style>
    <style:style style:name="P75" style:family="paragraph" style:parent-style-name="Standard">
      <style:paragraph-properties fo:margin-top="0.3335in" fo:margin-bottom="0.1665in" loext:contextual-spacing="false" fo:line-height="114%" fo:padding="0in" fo:border="none"/>
      <style:text-properties fo:color="#1f1f1f" style:font-name="Google Sans Text" style:font-name-asian="Google Sans Text1" style:font-name-complex="Google Sans Text1"/>
    </style:style>
    <style:style style:name="P76" style:family="paragraph" style:parent-style-name="Standard">
      <style:paragraph-properties fo:margin-top="0.3335in" fo:margin-bottom="0.1665in" loext:contextual-spacing="false" fo:line-height="114%" fo:padding="0in" fo:border="none"/>
      <style:text-properties fo:color="#1f1f1f" style:font-name="Google Sans Text" fo:font-weight="bold" style:font-name-asian="Google Sans Text1" style:font-weight-asian="bold" style:font-name-complex="Google Sans Text1" style:font-weight-complex="bold"/>
    </style:style>
    <style:style style:name="P77" style:family="paragraph" style:parent-style-name="Standard" style:list-style-name="WWNum25">
      <style:paragraph-properties fo:margin-left="0.6146in" fo:margin-right="0in" fo:margin-top="0in" fo:margin-bottom="0in" loext:contextual-spacing="false" fo:line-height="114%" fo:text-indent="-0.25in" style:auto-text-indent="false" fo:padding="0in" fo:border="none"/>
    </style:style>
    <style:style style:name="P78" style:family="paragraph" style:parent-style-name="Standard" style:list-style-name="WWNum25">
      <style:paragraph-properties fo:margin-left="0.6146in" fo:margin-right="0in" fo:margin-top="0in" fo:margin-bottom="0.0835in" loext:contextual-spacing="false" fo:line-height="114%" fo:text-indent="-0.25in" style:auto-text-indent="false" fo:padding="0in" fo:border="none"/>
    </style:style>
    <style:style style:name="P79" style:family="paragraph" style:parent-style-name="Standard">
      <style:paragraph-properties fo:margin-left="0.1665in" fo:margin-right="0.0835in" fo:margin-top="0in" fo:margin-bottom="0.1665in" loext:contextual-spacing="false" fo:line-height="114%" fo:text-indent="0in" style:auto-text-indent="false" fo:padding="0in" fo:border="none"/>
      <style:text-properties fo:color="#1f1f1f" style:font-name="Google Sans Text" style:font-name-asian="Google Sans Text1" style:font-name-complex="Google Sans Text1"/>
    </style:style>
    <style:style style:name="P80" style:family="paragraph" style:parent-style-name="Standard">
      <style:paragraph-properties fo:margin-left="0.1665in" fo:margin-right="0.0835in" fo:margin-top="0.0835in" fo:margin-bottom="0.1043in" loext:contextual-spacing="false" fo:line-height="114%" fo:text-indent="0in" style:auto-text-indent="false" fo:padding="0in" fo:border="none"/>
    </style:style>
    <style:style style:name="P81" style:family="paragraph" style:parent-style-name="Standard" style:list-style-name="WWNum11">
      <style:paragraph-properties fo:margin-left="0.4165in" fo:margin-right="0in" fo:text-indent="-0.25in" style:auto-text-indent="false" fo:padding="0in" fo:border="none"/>
    </style:style>
    <style:style style:name="P82" style:family="paragraph" style:parent-style-name="Heading_20_1">
      <style:paragraph-properties fo:margin-top="0in" fo:margin-bottom="0.0835in" loext:contextual-spacing="false" fo:line-height="114%" fo:padding="0in" fo:border="none"/>
    </style:style>
    <style:style style:name="P83" style:family="paragraph" style:parent-style-name="Heading_20_4">
      <style:paragraph-properties fo:padding="0in" fo:border="none"/>
    </style:style>
    <style:style style:name="P84" style:family="paragraph" style:parent-style-name="Heading_20_3">
      <style:paragraph-properties fo:margin-top="0in" fo:margin-bottom="0.0835in" loext:contextual-spacing="false" fo:line-height="114%" fo:padding="0in" fo:border="none"/>
    </style:style>
    <style:style style:name="P85" style:family="paragraph" style:parent-style-name="Heading_20_2">
      <style:paragraph-properties fo:margin-top="0in" fo:margin-bottom="0.0835in" loext:contextual-spacing="false" fo:line-height="114%" fo:padding="0in" fo:border="none"/>
    </style:style>
    <style:style style:name="P86" style:family="paragraph">
      <loext:graphic-properties draw:fill="solid" draw:fill-color="#a0a0a0"/>
      <style:paragraph-properties fo:text-align="center"/>
    </style:style>
    <style:style style:name="T1" style:family="text">
      <style:text-properties fo:color="#1f1f1f" style:font-name="Google Sans" style:font-name-asian="Google Sans1" style:font-name-complex="Google Sans1"/>
    </style:style>
    <style:style style:name="T2" style:family="text">
      <style:text-properties fo:color="#1f1f1f" style:font-name="Google Sans Text" style:font-name-asian="Google Sans Text1" style:font-name-complex="Google Sans Text1"/>
    </style:style>
    <style:style style:name="T3" style:family="text">
      <style:text-properties fo:color="#1f1f1f" style:font-name="Google Sans Text" fo:font-weight="bold" style:font-name-asian="Google Sans Text1" style:font-weight-asian="bold" style:font-name-complex="Google Sans Text1" style:font-weight-complex="bold"/>
    </style:style>
    <style:style style:name="T4" style:family="text">
      <style:text-properties fo:color="#1f1f1f" style:font-name="Google Sans Text" fo:font-style="italic" style:font-name-asian="Google Sans Text1" style:font-style-asian="italic" style:font-name-complex="Google Sans Text1" style:font-style-complex="italic"/>
    </style:style>
    <style:style style:name="T5" style:family="text">
      <style:text-properties fo:color="#1f1f1f" style:font-name="Google Sans Text" fo:background-color="#f0f4f9" loext:char-shading-value="0" style:font-name-asian="Google Sans Text1" style:font-name-complex="Google Sans Text1"/>
    </style:style>
    <style:style style:name="T6" style:family="text">
      <style:text-properties fo:color="#444746" style:text-position="super 58%" style:font-name="Google Sans Text" fo:font-size="12pt" style:font-name-asian="Google Sans Text1" style:font-size-asian="12pt" style:font-name-complex="Google Sans Text1" style:font-size-complex="12pt"/>
    </style:style>
    <style:style style:name="T7" style:family="text">
      <style:text-properties fo:color="#444746" style:font-name="Google Sans Text" fo:background-color="#f0f4f9" loext:char-shading-value="0" style:font-name-asian="Google Sans Text1" style:font-name-complex="Google Sans Text1"/>
    </style:style>
    <style:style style:name="T8" style:family="text">
      <style:text-properties style:font-name="Google Sans Text" style:font-name-asian="Google Sans Text1" style:font-name-complex="Google Sans Text1"/>
    </style:style>
    <style:style style:name="T9" style:family="text">
      <style:text-properties fo:color="#b55908" style:font-name="Google Sans Text" fo:font-size="10pt" fo:font-style="normal" fo:background-color="#f0f4f9" loext:char-shading-value="0" style:font-name-asian="Google Sans Text1" style:font-size-asian="10pt" style:font-style-asian="normal" style:font-name-complex="Google Sans Text1" style:font-size-complex="10pt" style:font-style-complex="normal"/>
    </style:style>
    <style:style style:name="T10" style:family="text">
      <style:text-properties fo:color="#188038" style:font-name="Google Sans Text" fo:font-size="10pt" fo:font-style="normal" fo:background-color="#f0f4f9" loext:char-shading-value="0" style:font-name-asian="Google Sans Text1" style:font-size-asian="10pt" style:font-style-asian="normal" style:font-name-complex="Google Sans Text1" style:font-size-complex="10pt" style:font-style-complex="normal"/>
    </style:style>
    <style:style style:name="T11" style:family="text">
      <style:text-properties style:font-name="Google Sans" style:font-name-asian="Google Sans1" style:font-name-complex="Google Sans1"/>
    </style:style>
    <style:style style:name="T12" style:family="text">
      <style:text-properties style:font-name="Google Sans" fo:font-size="12pt" style:font-name-asian="Google Sans1" style:font-size-asian="12pt" style:font-name-complex="Google Sans1" style:font-size-complex="12pt"/>
    </style:style>
    <style:style style:name="T13" style:family="text">
      <style:text-properties fo:color="#0000ee" style:font-name="Google Sans" fo:font-size="12pt" style:text-underline-style="solid" style:text-underline-width="auto" style:text-underline-color="font-color" style:font-name-asian="Google Sans1" style:font-size-asian="12pt" style:font-name-complex="Google Sans1" style:font-size-complex="12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1665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82"><text:span text:style-name="T1">Operationalizing Agentic Reasoning: A Definitive Guide to Maximizing Performance and Minimizing TCO with Kimi K2 Thinking in Roo Code</text:span></text:p>
      <text:p text:style-name="P1"/>
      <text:p text:style-name="P1"/>
      <text:p text:style-name="P85"><text:span text:style-name="T1">1. Introduction: The Convergence of Autonomous Agents and Test-Time Scaling</text:span></text:p>
      <text:p text:style-name="P1"/>
      <text:p text:style-name="P4"><text:span text:style-name="T2">The landscape of software engineering is undergoing a fundamental transformation, driven by the convergence of two distinct technological vectors: the rise of autonomous coding agents capable of executing "loops" of action, and the emergence of "reasoning" models that employ test-time scaling to simulate cognitive deliberation. At the forefront of this intersection sits the integration of </text:span><text:span text:style-name="T3">Roo Code</text:span><text:span text:style-name="T2">, a Visual Studio Code extension designed for autonomous file system manipulation </text:span><text:span text:style-name="T6">1</text:span><text:span text:style-name="T2">, and </text:span><text:span text:style-name="T3">Kimi K2 Thinking</text:span><text:span text:style-name="T2">, a trillion-parameter Mixture-of-Experts (MoE) model from Moonshot AI that challenges the hegemony of proprietary Western models.</text:span><text:span text:style-name="T6">2</text:span></text:p>
      <text:p text:style-name="P4"><text:span text:style-name="T2">For Lead Developers and System Architects, this combination offers a tantalizing promise: an AI pair programmer that does not merely predict the next token, but plans, verifies, and orchestrates complex architectural changes. However, the operational reality of deploying such a stack is fraught with technical and economic perils. The "thinking" process inherent to Kimi K2 generates thousands of hidden tokens per request, creating a unique Total Cost of Ownership (TCO) profile that differs radically from standard inference models.</text:span><text:span text:style-name="T6">2</text:span><text:span text:style-name="T2"> Furthermore, the architectural nuances of Roo Code’s "OODA Loop" (Observe, Orient, Decide, Act) require precise configuration to prevent "confused loops" where the agent consumes budget without delivering value.</text:span><text:span text:style-name="T6">5</text:span></text:p>
      <text:p text:style-name="P4"><text:span text:style-name="T2">This report serves as a comprehensive, expert-level guide to navigating this ecosystem. It provides an exhaustive analysis of the architectural integration, performance tuning, and economic optimization strategies necessary to deploy Kimi K2 Thinking within Roo Code effectively. By synthesizing technical documentation, user benchmarks, and API specifications, this document establishes a definitive best-practice framework for the enterprise Power User.</text:span></text:p>
      <text:p text:style-name="P2"/>
      <text:p text:style-name="P84"><text:span text:style-name="T1">1.1 The Shift from Copilots to Autonomous Loops</text:span></text:p>
      <text:p text:style-name="P1"/>
      <text:p text:style-name="P4"><text:span text:style-name="T2">To understand the optimization requirements of Kimi K2, one must first grasp the operational environment of Roo Code. Unlike traditional "Copilots" which function as passive autocomplete engines, Roo Code operates as a fully autonomous agent. It utilizes a recursive execution loop where the model is presented with the state of the editor, decides on a tool to use (e.g., read_file, execute_command), observes the output of that tool, and then iterates.</text:span><text:span text:style-name="T6">1</text:span></text:p>
      <text:p text:style-name="P4"><text:span text:style-name="T2">This loop architecture places significantly higher cognitive demands on the underlying Large Language Model (LLM). The model must maintain a coherent internal representation of the project state across dozens of turns. It must manage the "context window"—the limited short-term memory of the AI—ensuring that critical file contents are retained while irrelevant logs are discarded.</text:span><text:span text:style-name="T6">6</text:span><text:span text:style-name="T2"> In this environment, a simple syntax error by the model does not just result in a red squiggly line; it can trigger a cascade of error-correction loops that consume thousands of tokens and minutes of developer time.</text:span></text:p>
      <text:p text:style-name="P2"/>
      <text:p text:style-name="P84"><text:span text:style-name="T1">1.2 The Kimi K2 Thinking Architecture</text:span></text:p>
      <text:p text:style-name="P1"/>
      <text:p text:style-name="P4"><text:span text:style-name="T2">Into this high-stakes environment enters Kimi K2 Thinking. Architecturally, Kimi K2 is a sparse Mixture-of-Experts model with approximately 1 trillion total parameters, of which 32 billion are active for any given token generation.</text:span><text:span text:style-name="T6">7</text:span><text:span text:style-name="T2"> This design allows for massive capacity while maintaining inference speeds that are viable for interactive use.</text:span></text:p>
      <text:p text:style-name="P4"><text:span text:style-name="T2">The defining feature of the "Thinking" variant is its utilization of </text:span><text:span text:style-name="T3">Test-Time Scaling</text:span><text:span text:style-name="T2">. Rather than generating the final answer immediately, the model enters a "thinking" phase where it generates a chain of thought—internal monologue tokens that allow it to plan, decompose problems, and verify assumptions before committing to an output.</text:span><text:span text:style-name="T6">2</text:span><text:span text:style-name="T2"> This mechanism allows Kimi K2 to excel at "System 2" tasks—complex reasoning, architectural planning, and debugging—where "System 1" (instinctive) models often fail. However, this capability introduces a new variable into the TCO equation: the cost of thought. A user query of 50 tokens might trigger 3,000 tokens of internal reasoning before producing 100 tokens of code. Understanding and controlling this ratio is central to the economic viability of the solution.</text:span><text:span text:style-name="T6">8</text:span></text:p>
      <text:p text:style-name="P7"><draw:rect text:anchor-type="as-char" style:rel-width="100%" draw:z-index="0" draw:style-name="gr1" draw:text-style-name="P86" svg:width="0.0012in" svg:height="0.0213in"><text:p/></draw:rect></text:p>
      <text:p text:style-name="P85"><text:soft-page-break/><text:span text:style-name="T1">2. Technical Architecture and Integration</text:span></text:p>
      <text:p text:style-name="P1"/>
      <text:p text:style-name="P4"><text:span text:style-name="T2">The successful deployment of Kimi K2 Thinking within Roo Code is not a trivial "plug-and-play" operation. It requires navigating a complex matrix of API endpoints, protocol incompatibilities, and environment configurations. A misstep here can lead to immediate authentication failures or, worse, silent performance degradation where the model's reasoning capabilities are truncated.</text:span></text:p>
      <text:p text:style-name="P2"/>
      <text:p text:style-name="P84"><text:span text:style-name="T1">2.1 The Dichotomy of Endpoints: Avoiding the "Kimi for Coding" Trap</text:span></text:p>
      <text:p text:style-name="P1"/>
      <text:p text:style-name="P4"><text:span text:style-name="T2">A critical distinction must be drawn between the two primary access methods for Moonshot AI’s services. Confusion between these two channels is the leading cause of TCO blowouts and service interruptions for new users.</text:span></text:p>
      <text:p text:style-name="P8"><text:span text:style-name="T8">The "Kimi for Coding" Endpoint:</text:span></text:p>
      <text:p text:style-name="P8"><text:span text:style-name="T8">This service is designed primarily for the Kimi CLI and casual users utilizing the subscription-based Kimi web interface.10 It is often governed by opaque "quota" systems (e.g., a weekly limit on requests) or strictly throttled interactions intended for human-speed chat.4</text:span></text:p>
      <text:list xml:id="list3883415912" text:style-name="WWNum1">
        <text:list-item>
          <text:p text:style-name="P10"><text:span text:style-name="T3">The Risk:</text:span><text:span text:style-name="T2"> Autonomous agents like Roo Code operate at machine speed. A single "task" (e.g., "Refactor this module") may generate 50-100 individual API requests as the agent iterates through files. Users relying on the "Kimi for Coding" subscription credentials often find their weekly quota exhausted within hours of agentic operation.</text:span><text:span text:style-name="T6">11</text:span></text:p>
        </text:list-item>
        <text:list-item>
          <text:p text:style-name="P35"><text:span text:style-name="T3">The Error Signature:</text:span><text:span text:style-name="T2"> Users attempting to force these credentials into Roo Code often encounter generic "Access Terminated" or "403 Forbidden" errors once the invisible request counter is tripped.</text:span><text:span text:style-name="T6">12</text:span></text:p>
        </text:list-item>
      </text:list>
      <text:p text:style-name="P51"><text:span text:style-name="T8">The "Open Platform" Developer API:</text:span></text:p>
      <text:p text:style-name="P8"><text:span text:style-name="T8">The definitive best practice for Roo Code integration is the use of the standard Moonshot AI Open Platform API. This endpoint utilizes a predictable, metered billing model based on token consumption rather than request counts.9</text:span></text:p>
      <text:list xml:id="list4284761503" text:style-name="WWNum12">
        <text:list-item>
          <text:p text:style-name="P11"><text:span text:style-name="T3">Base URL:</text:span><text:span text:style-name="T2"> https://api.moonshot.cn/v1 (China) or https://api.moonshot.ai/v1 (Global).</text:span><text:span text:style-name="T6">13</text:span></text:p>
        </text:list-item>
        <text:list-item>
          <text:p text:style-name="P36"><text:span text:style-name="T3">Reliability:</text:span><text:span text:style-name="T2"> This endpoint is engineered for high-concurrency application usage and supports the sustained connection requirements of agentic loops.</text:span></text:p>
        </text:list-item>
      </text:list>
      <text:p text:style-name="P52"/>
      <text:p text:style-name="P84"><text:span text:style-name="T1">2.2 Provider Configuration and Protocol Compatibility</text:span></text:p>
      <text:p text:style-name="P1"/>
      <text:p text:style-name="P4"><text:span text:style-name="T2">Roo Code, being a flexible extension, supports multiple API providers. However, it does not natively list "Moonshot AI" as a first-class provider in all versions, necessitating the use of the "OpenAI Compatible" configuration.</text:span><text:span text:style-name="T6">14</text:span><text:span text:style-name="T2"> This compatibility layer, while functional, introduces specific nuances regarding parameter mapping.</text:span></text:p>
      <text:p text:style-name="P55"><text:span text:style-name="T3">Configuration Strategy:</text:span></text:p>
      <text:list xml:id="list4071942787" text:style-name="WWNum13">
        <text:list-item>
          <text:p text:style-name="P57"><text:span text:style-name="T3">Select Provider:</text:span><text:span text:style-name="T2"> Choose OpenAI Compatible in the Roo Code settings interface.</text:span></text:p>
        </text:list-item>
        <text:list-item>
          <text:p text:style-name="P57"><text:soft-page-break/><text:span text:style-name="T3">Base URL:</text:span><text:span text:style-name="T2"> Input the Moonshot endpoint. Crucially, ensure the /v1 suffix is included: https://api.moonshot.cn/v1. Omission of this suffix is a common source of connection failures.</text:span><text:span text:style-name="T6">13</text:span></text:p>
        </text:list-item>
        <text:list-item>
          <text:p text:style-name="P57"><text:span text:style-name="T3">Model ID:</text:span><text:span text:style-name="T2"> Explicitly specify kimi-k2-thinking or kimi-k2-thinking-turbo. Note that kimi-for-coding is </text:span><text:span text:style-name="T4">not</text:span><text:span text:style-name="T2"> a valid model ID on this endpoint and will result in "Model not found" errors.</text:span><text:span text:style-name="T6">12</text:span></text:p>
        </text:list-item>
        <text:list-item>
          <text:p text:style-name="P68"><text:span text:style-name="T3">API Key Management:</text:span><text:span text:style-name="T2"> Do not hardcode API keys into the workspace settings.json. This poses a security risk if the project configuration is committed to version control. Instead, utilize Roo Code’s support for environment variable expansion. Set the key in your system shell (e.g., export MOONSHOT_API_KEY=sk-...) and reference it in settings as ${env:MOONSHOT_API_KEY}.</text:span><text:span text:style-name="T6">16</text:span><text:span text:style-name="T2"> Note that VS Code must be launched from a shell where this variable is active for the extension to inherit the context.</text:span><text:span text:style-name="T6">18</text:span></text:p>
        </text:list-item>
      </text:list>
      <text:p text:style-name="P53"/>
      <text:p text:style-name="P84"><text:span text:style-name="T1">2.3 The max_completion_tokens Protocol Mismatch</text:span></text:p>
      <text:p text:style-name="P1"/>
      <text:p text:style-name="P4"><text:span text:style-name="T2">One of the most technically sophisticated challenges in integrating Kimi K2 Thinking involves the handling of output token limits. Modern OpenAI-compatible clients (including the libraries used by Roo Code) have transitioned to using the parameter max_completion_tokens to specify the limit for generated content.</text:span><text:span text:style-name="T6">19</text:span><text:span text:style-name="T2"> This change was introduced to accommodate the "reasoning" tokens of newer models like o1.</text:span></text:p>
      <text:p text:style-name="P55"><text:span text:style-name="T2">However, the Moonshot API stack, depending on the specific version and gateway, may not yet fully support the max_completion_tokens parameter, or it may interpret it differently than max_tokens.</text:span></text:p>
      <text:list xml:id="list4214422386" text:style-name="WWNum14">
        <text:list-item>
          <text:p text:style-name="P12"><text:span text:style-name="T3">The Symptom:</text:span><text:span text:style-name="T2"> Users report that Kimi K2 Thinking responses are arbitrarily truncated at 1,024 tokens or 4,096 tokens, even when the model is capable of 32k+ output.</text:span><text:span text:style-name="T6">21</text:span><text:span text:style-name="T2"> This truncation is catastrophic for a thinking model, as the model may consume the entire allowance on internal reasoning and cut off before generating the final code block, leaving the Roo Code agent in a "confused" state.</text:span><text:span text:style-name="T6">21</text:span></text:p>
        </text:list-item>
        <text:list-item>
          <text:p text:style-name="P37"><text:span text:style-name="T3">The Solution:</text:span><text:span text:style-name="T2"> If utilizing a direct connection, users must monitor the Output panel in VS Code to verify the payload structure. If truncation occurs, the most robust fix is to route traffic through a local proxy or a middleware like </text:span><text:span text:style-name="T3">LiteLLM</text:span><text:span text:style-name="T2"> or </text:span><text:span text:style-name="T3">OpenRouter</text:span><text:span text:style-name="T2">. These intermediaries can be configured to remap the incoming max_completion_tokens parameter from Roo Code to the legacy max_tokens parameter expected by Moonshot, ensuring the full output window is available.</text:span><text:span text:style-name="T6">20</text:span></text:p>
        </text:list-item>
      </text:list>
      <text:p text:style-name="P53"/>
      <text:p text:style-name="P84"><text:span text:style-name="T1">2.4 Deep Environment Integration</text:span></text:p>
      <text:p text:style-name="P1"/>
      <text:p text:style-name="P55"><text:span text:style-name="T2">For Roo Code to function as a true agent, it requires access to the development environment's toolchain (git, npm, pip, cargo). A common failure mode occurs when Roo Code is launched in an environment where the $PATH is incomplete.</text:span></text:p>
      <text:list xml:id="list1076805181" text:style-name="WWNum15">
        <text:list-item>
          <text:p text:style-name="P13"><text:span text:style-name="T3">Diagnostics:</text:span><text:span text:style-name="T2"> If Kimi K2 attempts to run npm install and receives "command not found," the issue is not the model but the environment inheritance.</text:span></text:p>
        </text:list-item>
        <text:list-item>
          <text:p text:style-name="P38"><text:span text:style-name="T3">Best Practice:</text:span><text:span text:style-name="T2"> Configure the terminal.integrated.inheritEnv setting to true. Furthermore, specific shell profiles should be defined in settings.json to ensure that the non-interactive shell sessions spawned by Roo Code source the correct .zshrc or .bash_profile scripts.</text:span><text:span text:style-name="T6">18</text:span><text:span text:style-name="T2"> This is particularly critical when using version managers like nvm or pyenv, which rely on shell initialization scripts to inject binaries into the path.</text:span></text:p>
        </text:list-item>
      </text:list>
      <text:p text:style-name="P7"><draw:rect text:anchor-type="as-char" style:rel-width="100%" draw:z-index="1" draw:style-name="gr1" draw:text-style-name="P86" svg:width="0.0012in" svg:height="0.0213in"><text:p/></draw:rect></text:p>
      <text:p text:style-name="P85"><text:span text:style-name="T1">3. Mode Engineering and The SPARC Methodology</text:span></text:p>
      <text:p text:style-name="P1"/>
      <text:p text:style-name="P4"><text:span text:style-name="T2">The raw intelligence of Kimi K2 Thinking is necessary but insufficient for autonomous success. To maximize performance, the model's capabilities must be channeled through specialized "Modes" within Roo Code. This approach, known as Mode Engineering, allows the user to define distinct personas and instruction sets for different phases of the software development lifecycle.</text:span><text:span text:style-name="T6">22</text:span></text:p>
      <text:p text:style-name="P5"/>
      <text:p text:style-name="P84"><text:soft-page-break/><text:span text:style-name="T1">3.1 The Architecture of Modes</text:span></text:p>
      <text:p text:style-name="P1"/>
      <text:p text:style-name="P4"><text:span text:style-name="T2">Roo Code allows for the definition of custom modes via the .roomodes configuration file. This feature is the lever by which we optimize TCO: by assigning the expensive "Thinking" model only to modes that require deep reasoning, and delegating rote tasks to cheaper, faster models.</text:span><text:span text:style-name="T6">23</text:span></text:p>
      <text:p text:style-name="P4"><text:span text:style-name="T3">Table 1: Strategic Mode Configuration Matrix</text:span></text:p>
      <table:table table:name="Table1" table:style-name="Table1">
        <table:table-column table:style-name="Table1.A" table:number-columns-repeated="5"/>
        <table:table-row table:style-name="Table1.1">
          <table:table-cell table:style-name="Table1.A1" office:value-type="string">
            <text:p text:style-name="P74"><text:span text:style-name="T3">Mode Slug</text:span></text:p>
          </table:table-cell>
          <table:table-cell table:style-name="Table1.A1" office:value-type="string">
            <text:p text:style-name="P74"><text:span text:style-name="T3">Role Definition</text:span></text:p>
          </table:table-cell>
          <table:table-cell table:style-name="Table1.A1" office:value-type="string">
            <text:p text:style-name="P74"><text:span text:style-name="T3">Recommended Model</text:span></text:p>
          </table:table-cell>
          <table:table-cell table:style-name="Table1.A1" office:value-type="string">
            <text:p text:style-name="P74"><text:span text:style-name="T3">Context Strategy</text:span></text:p>
          </table:table-cell>
          <table:table-cell table:style-name="Table1.A1" office:value-type="string">
            <text:p text:style-name="P74"><text:span text:style-name="T3">Primary Use Case</text:span></text:p>
          </table:table-cell>
        </table:table-row>
        <table:table-row table:style-name="Table1.1">
          <table:table-cell table:style-name="Table1.A1" office:value-type="string">
            <text:p text:style-name="P74"><text:span text:style-name="T3">architect</text:span></text:p>
          </table:table-cell>
          <table:table-cell table:style-name="Table1.A1" office:value-type="string">
            <text:p text:style-name="P74"><text:span text:style-name="T2">System Planner &amp; Reviewer</text:span></text:p>
          </table:table-cell>
          <table:table-cell table:style-name="Table1.A1" office:value-type="string">
            <text:p text:style-name="P74"><text:span text:style-name="T3">Kimi K2 Thinking</text:span></text:p>
          </table:table-cell>
          <table:table-cell table:style-name="Table1.A1" office:value-type="string">
            <text:p text:style-name="P74"><text:span text:style-name="T2">High Context, Read-Only</text:span></text:p>
          </table:table-cell>
          <table:table-cell table:style-name="Table1.A1" office:value-type="string">
            <text:p text:style-name="P74"><text:span text:style-name="T2">Analyzing PRDs, designing schemas, planning refactors.</text:span></text:p>
          </table:table-cell>
        </table:table-row>
        <table:table-row table:style-name="Table1.1">
          <table:table-cell table:style-name="Table1.A1" office:value-type="string">
            <text:p text:style-name="P74"><text:span text:style-name="T3">orchestrator</text:span></text:p>
          </table:table-cell>
          <table:table-cell table:style-name="Table1.A1" office:value-type="string">
            <text:p text:style-name="P74"><text:span text:style-name="T2">Task Manager &amp; Delegator</text:span></text:p>
          </table:table-cell>
          <table:table-cell table:style-name="Table1.A1" office:value-type="string">
            <text:p text:style-name="P74"><text:span text:style-name="T3">Kimi K2 Thinking</text:span></text:p>
          </table:table-cell>
          <table:table-cell table:style-name="Table1.A1" office:value-type="string">
            <text:p text:style-name="P74"><text:span text:style-name="T2">Low Context, Meta-Only</text:span></text:p>
          </table:table-cell>
          <table:table-cell table:style-name="Table1.A1" office:value-type="string">
            <text:p text:style-name="P74"><text:span text:style-name="T2">Managing complex, multi-step workflows; maintaining state.</text:span></text:p>
          </table:table-cell>
        </table:table-row>
        <table:table-row table:style-name="Table1.1">
          <table:table-cell table:style-name="Table1.A1" office:value-type="string">
            <text:p text:style-name="P74"><text:span text:style-name="T3">code</text:span></text:p>
          </table:table-cell>
          <table:table-cell table:style-name="Table1.A1" office:value-type="string">
            <text:p text:style-name="P74"><text:span text:style-name="T2">Implementer</text:span></text:p>
          </table:table-cell>
          <table:table-cell table:style-name="Table1.A1" office:value-type="string">
            <text:p text:style-name="P74"><text:span text:style-name="T3">Kimi K2 Turbo</text:span><text:span text:style-name="T2"> / </text:span><text:span text:style-name="T3">DeepSeek V3</text:span></text:p>
          </table:table-cell>
          <table:table-cell table:style-name="Table1.A1" office:value-type="string">
            <text:p text:style-name="P74"><text:span text:style-name="T2">High Context, Read/Write</text:span></text:p>
          </table:table-cell>
          <table:table-cell table:style-name="Table1.A1" office:value-type="string">
            <text:p text:style-name="P74"><text:span text:style-name="T2">Writing syntax, executing tests, fixing lint errors.</text:span></text:p>
          </table:table-cell>
        </table:table-row>
        <table:table-row table:style-name="Table1.1">
          <table:table-cell table:style-name="Table1.A1" office:value-type="string">
            <text:p text:style-name="P74"><text:span text:style-name="T3">debug</text:span></text:p>
          </table:table-cell>
          <table:table-cell table:style-name="Table1.A1" office:value-type="string">
            <text:p text:style-name="P74"><text:span text:style-name="T2">Root Cause Analyst</text:span></text:p>
          </table:table-cell>
          <table:table-cell table:style-name="Table1.A1" office:value-type="string">
            <text:p text:style-name="P74"><text:span text:style-name="T3">Kimi K2 Thinking</text:span></text:p>
          </table:table-cell>
          <table:table-cell table:style-name="Table1.A1" office:value-type="string">
            <text:p text:style-name="P74"><text:span text:style-name="T2">Selective Context</text:span></text:p>
          </table:table-cell>
          <table:table-cell table:style-name="Table1.A1" office:value-type="string">
            <text:p text:style-name="P74"><text:span text:style-name="T2">Analyzing stack traces and race conditions.</text:span></text:p>
          </table:table-cell>
        </table:table-row>
      </table:table>
      <text:p text:style-name="P75"/>
      <text:p text:style-name="P84"><text:span text:style-name="T1">3.2 The Orchestrator Pattern and "Boomerang" Workflow</text:span></text:p>
      <text:p text:style-name="P1"/>
      <text:p text:style-name="P55"><text:span text:style-name="T2">The most powerful application of Kimi K2 Thinking is in the </text:span><text:span text:style-name="T3">Orchestrator</text:span><text:span text:style-name="T2"> role. In this configuration, the K2 model does not write code. Instead, it acts as a project manager.</text:span></text:p>
      <text:list xml:id="list2381283415" text:style-name="WWNum16">
        <text:list-item>
          <text:p text:style-name="P14"><text:span text:style-name="T3">The Problem:</text:span><text:span text:style-name="T2"> When an agent tries to "do it all" (plan, write, test) in one context, the context window fills with file dumps and terminal logs. This "context poisoning" degrades the model's ability to maintain the high-level plan.</text:span><text:span text:style-name="T6">24</text:span></text:p>
        </text:list-item>
        <text:list-item>
          <text:p text:style-name="P14"><text:span text:style-name="T3">The Solution:</text:span><text:span text:style-name="T2"> The Orchestrator mode is configured with restricted permissions (often unable to read file contents directly to prevent context flooding). It breaks a large objective into sub-tasks (e.g., "Implement User Auth"). It then delegates this sub-task to the </text:span><text:span text:style-name="T3">Code</text:span><text:span text:style-name="T2"> mode.</text:span></text:p>
        </text:list-item>
        <text:list-item>
          <text:p text:style-name="P39"><text:span text:style-name="T3">The Boomerang:</text:span><text:span text:style-name="T2"> The Code mode agent spins up, performs the specific implementation, runs tests, and then returns a summary of its work to the Orchestrator. The Orchestrator, seeing the sub-task complete, plans the next step. This "Boomerang" effect ensures that the expensive, high-reasoning Kimi K2 model keeps a clean context containing only the high-level project state, while the cheaper Code model handles the messy details.</text:span><text:span text:style-name="T6">24</text:span></text:p>
        </text:list-item>
      </text:list>
      <text:p text:style-name="P53"/>
      <text:p text:style-name="P84"><text:span text:style-name="T1">3.3 Implementing SPARC with Kimi K2</text:span></text:p>
      <text:p text:style-name="P1"/>
      <text:p text:style-name="P55"><text:span text:style-name="T2">The </text:span><text:span text:style-name="T3">SPARC</text:span><text:span text:style-name="T2"> methodology (Specification, Pseudocode, Architecture, Refinement, Completion) provides a structured framework for interacting with Thinking models.</text:span><text:span text:style-name="T6">26</text:span><text:span text:style-name="T2"> Kimi K2 is uniquely suited for the "SPA" phases of this workflow.</text:span></text:p>
      <text:list xml:id="list263239329" text:style-name="WWNum17">
        <text:list-item>
          <text:p text:style-name="P59"><text:span text:style-name="T3">Specification (Mode: Architect):</text:span><text:span text:style-name="T2"> The user presents a vague requirement. Kimi K2 Thinking iterates on this, asking clarifying questions. Its CoT capability allows it to simulate user journeys and identify missing requirements (e.g., "You asked for a login page, but didn't specify the password reset flow. Should I include that?").</text:span></text:p>
        </text:list-item>
        <text:list-item>
          <text:p text:style-name="P59"><text:soft-page-break/><text:span text:style-name="T3">Pseudocode (Mode: Architect):</text:span><text:span text:style-name="T2"> K2 generates a language-agnostic logic flow. The "Thinking" process here is crucial for verifying logical consistency before syntax is involved.</text:span></text:p>
        </text:list-item>
        <text:list-item>
          <text:p text:style-name="P59"><text:span text:style-name="T3">Architecture (Mode: Architect):</text:span><text:span text:style-name="T2"> The model defines the file structure and API boundaries.</text:span></text:p>
        </text:list-item>
        <text:list-item>
          <text:p text:style-name="P59"><text:span text:style-name="T3">Refinement (Mode: Code):</text:span><text:span text:style-name="T2"> The Orchestrator hands the Pseudocode to the Code mode (running Kimi K2 Turbo or DeepSeek). This model translates the logic into TypeScript/Python. This is highly token-efficient as the "hard thinking" has already been done.</text:span></text:p>
        </text:list-item>
        <text:list-item>
          <text:p text:style-name="P69"><text:span text:style-name="T3">Completion (Mode: Orchestrator):</text:span><text:span text:style-name="T2"> K2 Thinking reviews the final output against the original Specification to ensure alignment.</text:span><text:span text:style-name="T6">26</text:span></text:p>
        </text:list-item>
      </text:list>
      <text:p text:style-name="P53"/>
      <text:p text:style-name="P84"><text:span text:style-name="T1">3.4 Custom Instructions and .clinerules</text:span></text:p>
      <text:p text:style-name="P1"/>
      <text:p text:style-name="P4"><text:span text:style-name="T2">To enforce these behaviors, strictly typed instructions are required. Roo Code utilizes .clinerules (project-specific) and .roo/rules/ (global) files to inject system prompts.</text:span><text:span text:style-name="T6">27</text:span></text:p>
      <text:p text:style-name="P55"><text:span text:style-name="T3">Best Practice for Kimi K2 Rules:</text:span></text:p>
      <text:list xml:id="list2680618672" text:style-name="WWNum18">
        <text:list-item>
          <text:p text:style-name="P16"><text:span text:style-name="T3">Explicit Thinking Triggers:</text:span><text:span text:style-name="T2"> While K2 thinks natively, adding instructions like "Before using any tool, strictly analyze the dependency graph and potential side effects in your thought block" improves reliability.</text:span></text:p>
        </text:list-item>
        <text:list-item>
          <text:p text:style-name="P16"><text:span text:style-name="T3">Output Control:</text:span><text:span text:style-name="T2"> "If you identify a potential error in the user's request during your thinking phase, stop and ask for clarification immediately. Do not proceed to generate code based on a flawed premise."</text:span></text:p>
        </text:list-item>
        <text:list-item>
          <text:p text:style-name="P40"><text:span text:style-name="T3">Context Discipline:</text:span><text:span text:style-name="T2"> "Do not read files larger than 500 lines entirely. Use grep to locate relevant sections first." This instruction, embedded in .clinerules, saves thousands of input tokens per turn.</text:span><text:span text:style-name="T6">6</text:span></text:p>
        </text:list-item>
      </text:list>
      <text:p text:style-name="P7"><draw:rect text:anchor-type="as-char" style:rel-width="100%" draw:z-index="2" draw:style-name="gr1" draw:text-style-name="P86" svg:width="0.0012in" svg:height="0.0213in"><text:p/></draw:rect></text:p>
      <text:p text:style-name="P85"><text:span text:style-name="T1">4. Context Economics and Token Efficiency</text:span></text:p>
      <text:p text:style-name="P1"/>
      <text:p text:style-name="P4"><text:span text:style-name="T2">The defining economic characteristic of Kimi K2 Thinking is the "Reasoning Multiplier." A standard LLM interaction involves Input Tokens + Output Tokens. Kimi K2 involves Input + </text:span><text:span text:style-name="T3">Reasoning</text:span><text:span text:style-name="T2"> + Output. Since Reasoning tokens are billed (typically at the output rate or a blended rate), the cost profile is significantly higher. Minimizing TCO therefore requires a ruthless approach to Token Efficiency.</text:span></text:p>
      <text:p text:style-name="P2"/>
      <text:p text:style-name="P84"><text:span text:style-name="T1">4.1 The Economics of Thought</text:span></text:p>
      <text:p text:style-name="P1"/>
      <text:p text:style-name="P55"><text:span text:style-name="T2">The pricing structure for Kimi K2 is complex.</text:span></text:p>
      <text:list xml:id="list3636575499" text:style-name="WWNum19">
        <text:list-item>
          <text:p text:style-name="P18"><text:span text:style-name="T3">Input (Cache Miss):</text:span><text:span text:style-name="T2"> $0.60 / 1M tokens.</text:span><text:span text:style-name="T6">9</text:span></text:p>
        </text:list-item>
        <text:list-item>
          <text:p text:style-name="P18"><text:soft-page-break/><text:span text:style-name="T3">Input (Cache Hit):</text:span><text:span text:style-name="T2"> $0.15 / 1M tokens (a 75% discount).</text:span><text:span text:style-name="T6">9</text:span></text:p>
        </text:list-item>
        <text:list-item>
          <text:p text:style-name="P41"><text:span text:style-name="T3">Output:</text:span><text:span text:style-name="T2"> $2.50 / 1M tokens.</text:span><text:span text:style-name="T6">9</text:span></text:p>
        </text:list-item>
      </text:list>
      <text:p text:style-name="P51"><text:span text:style-name="T8">The Hidden Cost:</text:span></text:p>
      <text:p text:style-name="P8"><text:span text:style-name="T8">A Kimi K2 response often includes 2,000 to 5,000 tokens of reasoning. At $2.50/M, a single "thought" costs roughly $0.005 to $0.0125. This seems negligible, but in an autonomous loop where the agent runs 50 turns to fix a bug, the cost escalates to $0.50 - $0.75 per task. If the agent enters a "confused loop" (repeating the same mistake), this can drain $10.00 in an hour.</text:span></text:p>
      <text:p text:style-name="P4"><text:span text:style-name="T3">Table 2: Cost Comparison of Workflows (100-Turn Project)</text:span></text:p>
      <table:table table:name="Table2" table:style-name="Table2">
        <table:table-column table:style-name="Table2.A" table:number-columns-repeated="5"/>
        <table:table-row table:style-name="Table2.1">
          <table:table-cell table:style-name="Table2.A1" office:value-type="string">
            <text:p text:style-name="P74"><text:span text:style-name="T3">Workflow Strategy</text:span></text:p>
          </table:table-cell>
          <table:table-cell table:style-name="Table2.A1" office:value-type="string">
            <text:p text:style-name="P74"><text:span text:style-name="T3">Total Input (M)</text:span></text:p>
          </table:table-cell>
          <table:table-cell table:style-name="Table2.A1" office:value-type="string">
            <text:p text:style-name="P74"><text:span text:style-name="T3">Cache Hit Rate</text:span></text:p>
          </table:table-cell>
          <table:table-cell table:style-name="Table2.A1" office:value-type="string">
            <text:p text:style-name="P74"><text:span text:style-name="T3">Reasoning Tokens (M)</text:span></text:p>
          </table:table-cell>
          <table:table-cell table:style-name="Table2.A1" office:value-type="string">
            <text:p text:style-name="P74"><text:span text:style-name="T3">Est. Cost</text:span></text:p>
          </table:table-cell>
        </table:table-row>
        <table:table-row table:style-name="Table2.1">
          <table:table-cell table:style-name="Table2.A1" office:value-type="string">
            <text:p text:style-name="P74"><text:span text:style-name="T3">Naive (Dump all files, no cache)</text:span></text:p>
          </table:table-cell>
          <table:table-cell table:style-name="Table2.A1" office:value-type="string">
            <text:p text:style-name="P74"><text:span text:style-name="T2">10.0</text:span></text:p>
          </table:table-cell>
          <table:table-cell table:style-name="Table2.A1" office:value-type="string">
            <text:p text:style-name="P74"><text:span text:style-name="T2">0%</text:span></text:p>
          </table:table-cell>
          <table:table-cell table:style-name="Table2.A1" office:value-type="string">
            <text:p text:style-name="P74"><text:span text:style-name="T2">0.5</text:span></text:p>
          </table:table-cell>
          <table:table-cell table:style-name="Table2.A1" office:value-type="string">
            <text:p text:style-name="P74"><text:span text:style-name="T2">~$20.00</text:span></text:p>
          </table:table-cell>
        </table:table-row>
        <table:table-row table:style-name="Table2.1">
          <table:table-cell table:style-name="Table2.A1" office:value-type="string">
            <text:p text:style-name="P74"><text:span text:style-name="T3">Structured (Context discipline)</text:span></text:p>
          </table:table-cell>
          <table:table-cell table:style-name="Table2.A1" office:value-type="string">
            <text:p text:style-name="P74"><text:span text:style-name="T2">2.0</text:span></text:p>
          </table:table-cell>
          <table:table-cell table:style-name="Table2.A1" office:value-type="string">
            <text:p text:style-name="P74"><text:span text:style-name="T2">20%</text:span></text:p>
          </table:table-cell>
          <table:table-cell table:style-name="Table2.A1" office:value-type="string">
            <text:p text:style-name="P74"><text:span text:style-name="T2">0.5</text:span></text:p>
          </table:table-cell>
          <table:table-cell table:style-name="Table2.A1" office:value-type="string">
            <text:p text:style-name="P74"><text:span text:style-name="T2">~$5.50</text:span></text:p>
          </table:table-cell>
        </table:table-row>
        <table:table-row table:style-name="Table2.1">
          <table:table-cell table:style-name="Table2.A1" office:value-type="string">
            <text:p text:style-name="P74"><text:span text:style-name="T3">Optimized (Prompt Caching + Hybrid)</text:span></text:p>
          </table:table-cell>
          <table:table-cell table:style-name="Table2.A1" office:value-type="string">
            <text:p text:style-name="P74"><text:span text:style-name="T2">2.0</text:span></text:p>
          </table:table-cell>
          <table:table-cell table:style-name="Table2.A1" office:value-type="string">
            <text:p text:style-name="P74"><text:span text:style-name="T3">90%</text:span></text:p>
          </table:table-cell>
          <table:table-cell table:style-name="Table2.A1" office:value-type="string">
            <text:p text:style-name="P74"><text:span text:style-name="T2">0.2 (Hybrid)</text:span></text:p>
          </table:table-cell>
          <table:table-cell table:style-name="Table2.A1" office:value-type="string">
            <text:p text:style-name="P74"><text:span text:style-name="T3">~$1.50</text:span></text:p>
          </table:table-cell>
        </table:table-row>
      </table:table>
      <text:p text:style-name="P76"/>
      <text:p text:style-name="P84"><text:span text:style-name="T1">4.2 Leveraging Prompt Caching</text:span></text:p>
      <text:p text:style-name="P1"/>
      <text:p text:style-name="P4"><text:span text:style-name="T2">The single most effective way to reduce TCO is to maximize the </text:span><text:span text:style-name="T3">Cache Hit Rate</text:span><text:span text:style-name="T2">. Moonshot AI supports prompt caching, which drastically reduces the cost of input tokens.</text:span><text:span text:style-name="T6">9</text:span></text:p>
      <text:p text:style-name="P8"><text:span text:style-name="T8">Mechanism of Caching:</text:span></text:p>
      <text:p text:style-name="P8"><text:span text:style-name="T8">Prompt caching works by recognizing identical prefixes in the prompt chain. In Roo Code, the prompt consists of:</text:span></text:p>
      <text:p text:style-name="P8"><text:span text:style-name="T8">+ [Conversation History] + [New User Query]</text:span></text:p>
      <text:p text:style-name="P8"><text:span text:style-name="T8">As the conversation grows, the + [Conversation History] portion remains static for the start of the next request.</text:span></text:p>
      <text:p text:style-name="P55"><text:span text:style-name="T3">Optimization Strategies:</text:span></text:p>
      <text:list xml:id="list2343294091" text:style-name="WWNum20">
        <text:list-item>
          <text:p text:style-name="P61"><text:span text:style-name="T3">Stable System Prompts:</text:span><text:span text:style-name="T2"> Avoid frequently editing your .clinerules or custom instructions during an active session. Any change to the system prompt invalidates the cache for the entire conversation history.</text:span></text:p>
        </text:list-item>
        <text:list-item>
          <text:p text:style-name="P61"><text:span text:style-name="T3">Linear History:</text:span><text:span text:style-name="T2"> Roo Code sends the chat history linearly. This naturally leverages caching. However, if you use the "Delete Message" feature in Roo Code to remove a bad turn, you invalidate the cache for all subsequent turns in that branch.</text:span></text:p>
        </text:list-item>
        <text:list-item>
          <text:p text:style-name="P70"><text:span text:style-name="T3">Context Loading Order:</text:span><text:span text:style-name="T2"> When loading files using @file, Roo Code typically appends them to the context. To maximize caching, load the large, static reference files (e.g., documentation, API specs) at the </text:span><text:span text:style-name="T4">beginning</text:span><text:span text:style-name="T2"> of the chat. Loading them later means they are part of the "dynamic" tail of the prompt and may be re-processed (cache missed) more often.</text:span></text:p>
        </text:list-item>
      </text:list>
      <text:p text:style-name="P52"><text:soft-page-break/></text:p>
      <text:p text:style-name="P84"><text:span text:style-name="T1">4.3 Context Window Management</text:span></text:p>
      <text:p text:style-name="P1"/>
      <text:p text:style-name="P4"><text:span text:style-name="T2">Kimi K2 supports a massive 256k context window.</text:span><text:span text:style-name="T6">29</text:span><text:span text:style-name="T2"> While this allows for loading entire codebases, doing so is economically ruinous and degrades performance due to the "Lost in the Middle" phenomenon.</text:span></text:p>
      <text:p text:style-name="P55"><text:span text:style-name="T3">Strategic Context Loading:</text:span></text:p>
      <text:list xml:id="list2091407730" text:style-name="WWNum21">
        <text:list-item>
          <text:p text:style-name="P20"><text:span text:style-name="T3">The "Read-Summarize-Drop" Pattern:</text:span><text:span text:style-name="T2"> Instead of keeping a large file in context, ask Kimi K2 to "Read large_module.ts, analyze the interface, and create a summary." Once the summary is generated, use Roo Code’s context management tools to remove the raw file from context, keeping only the summary.</text:span></text:p>
        </text:list-item>
        <text:list-item>
          <text:p text:style-name="P20"><text:span text:style-name="T3">Selective Inclusion:</text:span><text:span text:style-name="T2"> Use regex-based file inclusion rules in .roomodes to prevent the agent from accidentally reading package-lock.json or other massive, low-value files.</text:span><text:span text:style-name="T6">28</text:span></text:p>
        </text:list-item>
        <text:list-item>
          <text:p text:style-name="P42"><text:span text:style-name="T3">The 8k Rule:</text:span><text:span text:style-name="T2"> For routine coding tasks, try to keep the active context under 8k tokens. Only expand to the full 200k+ window when performing global architectural reviews or searches.</text:span></text:p>
        </text:list-item>
      </text:list>
      <text:p text:style-name="P52"/>
      <text:p text:style-name="P84"><text:span text:style-name="T1">4.4 Financial Safety Rails</text:span></text:p>
      <text:p text:style-name="P1"/>
      <text:p text:style-name="P55"><text:span text:style-name="T2">Given the potential for "runaway loops," strict financial controls are mandatory.</text:span></text:p>
      <text:list xml:id="list1914614244" text:style-name="WWNum22">
        <text:list-item>
          <text:p text:style-name="P22"><text:span text:style-name="T3">Project Budgeting:</text:span><text:span text:style-name="T2"> Use the Moonshot Platform’s "Project Daily Consumption Budget" feature. Set a hard limit (e.g., $5.00/day) for the API key used by Roo Code.</text:span><text:span text:style-name="T6">30</text:span><text:span text:style-name="T2"> This is a fail-safe against an agent entering an infinite loop overnight.</text:span></text:p>
        </text:list-item>
        <text:list-item>
          <text:p text:style-name="P22"><text:span text:style-name="T3">Balance Alerts:</text:span><text:span text:style-name="T2"> Configure the Organization Balance Alert to trigger an email when funds drop below a safe threshold (e.g., $10).</text:span><text:span text:style-name="T6">31</text:span><text:span text:style-name="T2"> This prevents service interruption during critical work.</text:span></text:p>
        </text:list-item>
        <text:list-item>
          <text:p text:style-name="P43"><text:span text:style-name="T3">LiteLLM Proxy:</text:span><text:span text:style-name="T2"> For enterprise teams, routing requests through a LiteLLM proxy allows for granular, per-user, or per-project budget tracking and rate limiting, providing a layer of control that the raw API lacks.</text:span><text:span text:style-name="T6">20</text:span></text:p>
        </text:list-item>
      </text:list>
      <text:p text:style-name="P7"><draw:rect text:anchor-type="as-char" style:rel-width="100%" draw:z-index="3" draw:style-name="gr1" draw:text-style-name="P86" svg:width="0.0012in" svg:height="0.0213in"><text:p/></draw:rect></text:p>
      <text:p text:style-name="P85"><text:span text:style-name="T1">5. Performance Tuning and Latency Management</text:span></text:p>
      <text:p text:style-name="P1"/>
      <text:p text:style-name="P4"><text:span text:style-name="T2">Performance in an agentic context is measured by </text:span><text:span text:style-name="T3">Success Rate</text:span><text:span text:style-name="T2"> (did it fix the bug?) and </text:span><text:span text:style-name="T3">Time to Resolution</text:span><text:span text:style-name="T2">. While Kimi K2 is intelligent, it can be slow due to the thinking process.</text:span></text:p>
      <text:p text:style-name="P2"/>
      <text:p text:style-name="P84"><text:span text:style-name="T1">5.1 Mitigating Latency</text:span></text:p>
      <text:p text:style-name="P1"><text:soft-page-break/></text:p>
      <text:p text:style-name="P55"><text:span text:style-name="T2">The "thinking" process adds latency. A simple query might take 30-60 seconds before the first code token appears.</text:span></text:p>
      <text:list xml:id="list1691168326" text:style-name="WWNum23">
        <text:list-item>
          <text:p text:style-name="P24"><text:span text:style-name="T3">Asynchronous Workflows:</text:span><text:span text:style-name="T2"> Users should adopt an asynchronous working style. Issue a complex command to Roo Code (e.g., "Refactor the auth middleware") and switch to a different task (e.g., checking email) while the agent thinks and acts. The synchronous "stare at the cursor" approach leads to frustration with Thinking models.</text:span><text:span text:style-name="T6">5</text:span></text:p>
        </text:list-item>
        <text:list-item>
          <text:p text:style-name="P44"><text:span text:style-name="T3">Hybrid Models (K2 Turbo):</text:span><text:span text:style-name="T2"> As mentioned in the Mode section, switching to </text:span><text:span text:style-name="T3">Kimi K2 Turbo</text:span><text:span text:style-name="T2"> (which outputs 60-100 tokens/s) for the implementation phase significantly reduces the "typing time" after the thinking is complete.</text:span><text:span text:style-name="T6">29</text:span></text:p>
        </text:list-item>
      </text:list>
      <text:p text:style-name="P53"/>
      <text:p text:style-name="P84"><text:span text:style-name="T1">5.2 Preventing "Confused Loops"</text:span></text:p>
      <text:p text:style-name="P1"/>
      <text:p text:style-name="P55"><text:span text:style-name="T2">Snippet </text:span><text:span text:style-name="T6">5</text:span><text:span text:style-name="T2"> highlights that K2 Thinking can "spend too much time thinking for stuff it does not need to think about" and get into loops.</text:span></text:p>
      <text:list xml:id="list331441766" text:style-name="WWNum24">
        <text:list-item>
          <text:p text:style-name="P25"><text:span text:style-name="T3">The Cause:</text:span><text:span text:style-name="T2"> This often happens when the model's reasoning contradicts the tool output. For example, the model thinks "I need to edit line 50," but the read_file tool shows the file only has 40 lines. The model then "thinks" about this discrepancy, re-reads the file, and loops.</text:span></text:p>
        </text:list-item>
        <text:list-item>
          <text:p text:style-name="P25"><text:span text:style-name="T3">The Fix:</text:span></text:p>
        </text:list-item>
      </text:list>
      <text:list xml:id="list36748129" text:style-name="WWNum25">
        <text:list-item>
          <text:list>
            <text:list-item>
              <text:p text:style-name="P77"><text:span text:style-name="T3">Explicit Stop Commands:</text:span><text:span text:style-name="T2"> Instruct the model in .clinerules: "If tool output contradicts your internal assumption, STOP and ask the user for guidance. Do not retry more than once."</text:span></text:p>
            </text:list-item>
            <text:list-item>
              <text:p text:style-name="P78"><text:span text:style-name="T3">Tool Definition Quality:</text:span><text:span text:style-name="T2"> Ensure that the MCP tools provided to Roo Code are robust. If a custom MCP server returns vague error messages, the Thinking model will hallucinate a cause. Clear, descriptive error messages from tools help the model "ground" its reasoning.</text:span></text:p>
            </text:list-item>
          </text:list>
        </text:list-item>
      </text:list>
      <text:p text:style-name="P52"/>
      <text:p text:style-name="P84"><text:span text:style-name="T1">5.3 Benchmarking and Expectations</text:span></text:p>
      <text:p text:style-name="P1"/>
      <text:p text:style-name="P55"><text:span text:style-name="T2">It is crucial to set realistic expectations. In benchmarks like "Humanity's Last Exam" (HLE), Kimi K2 performs exceptionally well on reasoning.</text:span><text:span text:style-name="T6">32</text:span><text:span text:style-name="T2"> However, on pure coding benchmarks like LiveCodeBench, it may lag behind models specifically fine-tuned for code (like DeepSeek V3 or Claude 3.5 Sonnet) in terms of syntax accuracy.</text:span><text:span text:style-name="T6">5</text:span></text:p>
      <text:list xml:id="list803196036" text:style-name="WWNum2">
        <text:list-item>
          <text:p text:style-name="P45"><text:span text:style-name="T3">Strategic Fit:</text:span><text:span text:style-name="T2"> Kimi K2 is the "Architect" that solves the problem the other models can't understand. It is </text:span><text:span text:style-name="T4">not</text:span><text:span text:style-name="T2"> the fastest typist. Use it to solve the "blank page problem" or complex refactoring logic, then use a standard model to fix any minor syntax errors it leaves behind.</text:span></text:p>
        </text:list-item>
      </text:list>
      <text:p text:style-name="P7"><draw:rect text:anchor-type="as-char" style:rel-width="100%" draw:z-index="4" draw:style-name="gr1" draw:text-style-name="P86" svg:width="0.0012in" svg:height="0.0213in"><text:p/></draw:rect></text:p>
      <text:p text:style-name="P85"><text:span text:style-name="T1">6. Comparative Analysis and Strategic Positioning</text:span></text:p>
      <text:p text:style-name="P1"/>
      <text:p text:style-name="P4"><text:span text:style-name="T2">To provide a definitive guide, we must contextualize Kimi K2 Thinking against its peers in the current market.</text:span></text:p>
      <text:p text:style-name="P2"><text:soft-page-break/></text:p>
      <text:p text:style-name="P84"><text:span text:style-name="T1">6.1 Kimi K2 Thinking vs. Claude 3.7 Sonnet</text:span></text:p>
      <text:p text:style-name="P1"/>
      <text:p text:style-name="P55"><text:span text:style-name="T2">Claude 3.7 Sonnet is widely regarded as the gold standard for coding agents.</text:span></text:p>
      <text:list xml:id="list1061383099" text:style-name="WWNum3">
        <text:list-item>
          <text:p text:style-name="P27"><text:span text:style-name="T3">Pros of Kimi:</text:span><text:span text:style-name="T2"> Significantly lower cost (approx. 1/10th the price of Anthropic's high-tier models for input). The "Thinking" process allows for self-correction that Claude sometimes misses in zero-shot prompts.</text:span></text:p>
        </text:list-item>
        <text:list-item>
          <text:p text:style-name="P46"><text:span text:style-name="T3">Cons of Kimi:</text:span><text:span text:style-name="T2"> Claude generally has higher strict coding accuracy and faster inference speeds. Claude's integration with VS Code (via standard providers) is more mature.</text:span></text:p>
        </text:list-item>
      </text:list>
      <text:p text:style-name="P52"/>
      <text:p text:style-name="P84"><text:span text:style-name="T1">6.2 Kimi K2 Thinking vs. DeepSeek V3</text:span></text:p>
      <text:p text:style-name="P1"/>
      <text:p text:style-name="P55"><text:span text:style-name="T2">DeepSeek V3 is the primary competitor in the "high performance, low cost" bracket.</text:span></text:p>
      <text:list xml:id="list872080002" text:style-name="WWNum4">
        <text:list-item>
          <text:p text:style-name="P28"><text:span text:style-name="T3">Differentiation:</text:span><text:span text:style-name="T2"> DeepSeek V3 is a powerhouse of raw coding capability and speed. However, it lacks the native "Test-Time Scaling" (Thinking) capability of Kimi K2 (though DeepSeek R1 is emerging). Kimi K2 often outperforms DeepSeek in tasks requiring "Theory of Mind"—understanding </text:span><text:span text:style-name="T4">why</text:span><text:span text:style-name="T2"> a user wants a feature, or navigating ambiguous requirements.</text:span><text:span text:style-name="T6">33</text:span></text:p>
        </text:list-item>
        <text:list-item>
          <text:p text:style-name="P47"><text:span text:style-name="T3">The Winning Combo:</text:span><text:span text:style-name="T2"> The most effective TCO strategy is often </text:span><text:span text:style-name="T3">DeepSeek V3 for Code Mode</text:span><text:span text:style-name="T2"> and </text:span><text:span text:style-name="T3">Kimi K2 Thinking for Architect Mode</text:span><text:span text:style-name="T2">. This leverages the strengths of both: Kimi's reasoning for the plan, and DeepSeek's raw speed for the execution.</text:span></text:p>
        </text:list-item>
      </text:list>
      <text:p text:style-name="P7"><draw:rect text:anchor-type="as-char" style:rel-width="100%" draw:z-index="5" draw:style-name="gr1" draw:text-style-name="P86" svg:width="0.0012in" svg:height="0.0213in"><text:p/></draw:rect></text:p>
      <text:p text:style-name="P85"><text:span text:style-name="T1">7. Troubleshooting Guide: Advanced Scenarios</text:span></text:p>
      <text:p text:style-name="P1"/>
      <text:p text:style-name="P1"/>
      <text:p text:style-name="P84"><text:span text:style-name="T1">7.1 Scenario: The Model Returns Empty Code Blocks</text:span></text:p>
      <text:p text:style-name="P56"/>
      <text:list xml:id="list2726764258" text:style-name="WWNum5">
        <text:list-item>
          <text:p text:style-name="P29"><text:span text:style-name="T3">Issue:</text:span><text:span text:style-name="T2"> The model "thinks" for a long time, says "Here is the code," but the code block is empty or truncated.</text:span></text:p>
        </text:list-item>
        <text:list-item>
          <text:p text:style-name="P29"><text:span text:style-name="T3">Root Cause:</text:span><text:span text:style-name="T2"> The max_completion_tokens parameter mismatch (Section 2.3). The model ran out of token budget during the thinking phase.</text:span></text:p>
        </text:list-item>
        <text:list-item>
          <text:p text:style-name="P48"><text:span text:style-name="T3">Fix:</text:span><text:span text:style-name="T2"> Force the use of max_tokens via a proxy, or drastically increase the limit if possible. Verify that the OpenAI Compatible provider in Roo Code isn't defaulting to a low limit.</text:span></text:p>
        </text:list-item>
      </text:list>
      <text:p text:style-name="P52"><text:soft-page-break/></text:p>
      <text:p text:style-name="P84"><text:span text:style-name="T1">7.2 Scenario: "Access Terminated" Loop</text:span></text:p>
      <text:p text:style-name="P56"/>
      <text:list xml:id="list3200298795" text:style-name="WWNum6">
        <text:list-item>
          <text:p text:style-name="P31"><text:span text:style-name="T3">Issue:</text:span><text:span text:style-name="T2"> Roo Code works for 10 minutes then fails with 403.</text:span></text:p>
        </text:list-item>
        <text:list-item>
          <text:p text:style-name="P31"><text:span text:style-name="T3">Root Cause:</text:span><text:span text:style-name="T2"> You are likely using the "Kimi for Coding" endpoint or a restricted API key.</text:span></text:p>
        </text:list-item>
        <text:list-item>
          <text:p text:style-name="P49"><text:span text:style-name="T3">Fix:</text:span><text:span text:style-name="T2"> Switch to the platform.moonshot.cn API key. Verify your account balance is positive.</text:span></text:p>
        </text:list-item>
      </text:list>
      <text:p text:style-name="P52"/>
      <text:p text:style-name="P84"><text:span text:style-name="T1">7.3 Scenario: Context "Amnesia"</text:span></text:p>
      <text:p text:style-name="P56"/>
      <text:list xml:id="list3032769587" text:style-name="WWNum7">
        <text:list-item>
          <text:p text:style-name="P33"><text:span text:style-name="T3">Issue:</text:span><text:span text:style-name="T2"> The model forgets a file it read 5 turns ago.</text:span></text:p>
        </text:list-item>
        <text:list-item>
          <text:p text:style-name="P33"><text:span text:style-name="T3">Root Cause:</text:span><text:span text:style-name="T2"> Roo Code's sliding window has truncated the message. Or, the file was too large and was never fully loaded.</text:span></text:p>
        </text:list-item>
        <text:list-item>
          <text:p text:style-name="P50"><text:span text:style-name="T3">Fix:</text:span><text:span text:style-name="T2"> Check the "Context" indicator in Roo Code. If the file is critical, pin it using @file. If the context is full, summarize the conversation and start a new task to clear the buffer.</text:span></text:p>
        </text:list-item>
      </text:list>
      <text:p text:style-name="P7"><draw:rect text:anchor-type="as-char" style:rel-width="100%" draw:z-index="6" draw:style-name="gr1" draw:text-style-name="P86" svg:width="0.0012in" svg:height="0.0213in"><text:p/></draw:rect></text:p>
      <text:p text:style-name="P85"><text:span text:style-name="T1">8. Conclusion and Future Outlook</text:span></text:p>
      <text:p text:style-name="P1"/>
      <text:p text:style-name="P4"><text:span text:style-name="T2">The integration of Kimi K2 Thinking into Roo Code represents a significant leap forward in the democratization of agentic AI. It provides Lead Developers with an "Architect-in-a-Box"—a system capable of reasoning through complex dependencies and planning large-scale changes at a fraction of the cost of Western proprietary models.</text:span></text:p>
      <text:p text:style-name="P4"><text:span text:style-name="T2">However, extracting this value requires a shift in mindset. We must move from </text:span><text:span text:style-name="T3">Prompt Engineering</text:span><text:span text:style-name="T2"> to </text:span><text:span text:style-name="T3">Flow Engineering</text:span><text:span text:style-name="T2">. Success is no longer about writing the perfect single prompt, but about designing the </text:span><text:span text:style-name="T3">System</text:span><text:span text:style-name="T2">—the modes, the rules, the context limits, and the budget controls—that allows the agent to thrive.</text:span></text:p>
      <text:p text:style-name="P55"><text:span text:style-name="T3">Summary of Best Practices:</text:span></text:p>
      <text:list xml:id="list4145935485" text:style-name="WWNum8">
        <text:list-item>
          <text:p text:style-name="P63"><text:span text:style-name="T3">Use the Developer API:</text:span><text:span text:style-name="T2"> Avoid the "Kimi for Coding" subscription trap.</text:span></text:p>
        </text:list-item>
        <text:list-item>
          <text:p text:style-name="P63"><text:span text:style-name="T3">Mode Specialization:</text:span><text:span text:style-name="T2"> Use Kimi K2 for Architecture/Orchestration; use faster models for Coding.</text:span></text:p>
        </text:list-item>
        <text:list-item>
          <text:p text:style-name="P63"><text:span text:style-name="T3">Cache Aggressively:</text:span><text:span text:style-name="T2"> Optimize .clinerules and context loading to hit the 75% prompt caching discount.</text:span></text:p>
        </text:list-item>
        <text:list-item>
          <text:p text:style-name="P63"><text:soft-page-break/><text:span text:style-name="T3">Control the Budget:</text:span><text:span text:style-name="T2"> Implement hard daily limits to protect against infinite thinking loops.</text:span></text:p>
        </text:list-item>
        <text:list-item>
          <text:p text:style-name="P71"><text:span text:style-name="T3">Respect the Architecture:</text:span><text:span text:style-name="T2"> Understand the "OODA Loop" and provide the agent with the robust environment (shell, tools) it needs to observe and act effectively.</text:span></text:p>
        </text:list-item>
      </text:list>
      <text:p text:style-name="P54"><text:span text:style-name="T2">By adhering to these principles, organizations can achieve a sustainable, high-performance deployment of Kimi K2 Thinking, turning the promise of autonomous development into a tangible competitive advantage.</text:span></text:p>
      <text:p text:style-name="P7"><draw:rect text:anchor-type="as-char" style:rel-width="100%" draw:z-index="7" draw:style-name="gr1" draw:text-style-name="P86" svg:width="0.0012in" svg:height="0.0213in"><text:p/></draw:rect></text:p>
      <text:p text:style-name="P85"><text:span text:style-name="T1">9. Appendix: Configuration Reference</text:span></text:p>
      <text:p text:style-name="P1"/>
      <text:p text:style-name="P1"/>
      <text:p text:style-name="P84"><text:span text:style-name="T1">9.1 Recommended .roomodes Configuration</text:span></text:p>
      <text:p text:style-name="P1"/>
      <text:p text:style-name="P4"><text:span text:style-name="T2">Save this to .roomodes in your project root or ~/.roo/custom_modes.json.</text:span></text:p>
      <text:p text:style-name="P79"/>
      <text:p text:style-name="P80"><text:span text:style-name="T7">JSON</text:span></text:p>
      <text:p text:style-name="P9"/>
      <text:p text:style-name="P9"/>
      <text:p text:style-name="P8"><text:span text:style-name="T5">{<text:line-break/> <text:s/></text:span><text:span text:style-name="T9">"customModes"</text:span><text:span text:style-name="T5">:<text:line-break/> <text:s text:c="3"/>},<text:line-break/> <text:s text:c="3"/>{<text:line-break/> <text:s text:c="5"/></text:span><text:span text:style-name="T9">"slug"</text:span><text:span text:style-name="T5">: </text:span><text:span text:style-name="T10">"code"</text:span><text:span text:style-name="T5">,<text:line-break/> <text:s text:c="5"/></text:span><text:span text:style-name="T9">"name"</text:span><text:span text:style-name="T5">: </text:span><text:span text:style-name="T10">"Code (Kimi Turbo)"</text:span><text:span text:style-name="T5">,<text:line-break/> <text:s text:c="5"/></text:span><text:span text:style-name="T9">"roleDefinition"</text:span><text:span text:style-name="T5">: </text:span><text:span text:style-name="T10">"You are a Senior Developer. You execute the plans created by the Architect. You prioritize clean, efficient, and tested code."</text:span><text:span text:style-name="T5">,<text:line-break/> <text:s text:c="5"/></text:span><text:span text:style-name="T9">"customInstructions"</text:span><text:span text:style-name="T5">: </text:span><text:span text:style-name="T10">"Follow the plan strictly. Write TDD tests before implementation. Keep your responses concise."</text:span><text:span text:style-name="T5">,<text:line-break/> <text:s text:c="5"/></text:span><text:span text:style-name="T9">"groups"</text:span><text:span text:style-name="T5">: [</text:span><text:span text:style-name="T10">"read"</text:span><text:span text:style-name="T5">, </text:span><text:span text:style-name="T10">"edit"</text:span><text:span text:style-name="T5">, </text:span><text:span text:style-name="T10">"terminal"</text:span><text:span text:style-name="T5">, </text:span><text:span text:style-name="T10">"browser"</text:span><text:span text:style-name="T5">, </text:span><text:span text:style-name="T10">"mcp"</text:span><text:span text:style-name="T5">]<text:line-break/> <text:s text:c="3"/>},<text:line-break/> <text:s text:c="3"/>{<text:line-break/> <text:s text:c="5"/></text:span><text:span text:style-name="T9">"slug"</text:span><text:span text:style-name="T5">: </text:span><text:span text:style-name="T10">"orchestrator"</text:span><text:span text:style-name="T5">,<text:line-break/> <text:s text:c="5"/></text:span><text:span text:style-name="T9">"name"</text:span><text:span text:style-name="T5">: </text:span><text:span text:style-name="T10">"Orchestrator (Kimi K2)"</text:span><text:span text:style-name="T5">,<text:line-break/> <text:s text:c="5"/></text:span><text:span text:style-name="T9">"roleDefinition"</text:span><text:span text:style-name="T5">: </text:span><text:span text:style-name="T10">"You are a Technical Project Manager. You break down complex goals into subtasks and delegate them to the Code mode."</text:span><text:span text:style-name="T5">,<text:line-break/> <text:s text:c="5"/></text:span><text:span text:style-name="T9">"customInstructions"</text:span><text:span text:style-name="T5">: </text:span><text:span text:style-name="T10">"Maintain the high-level plan. Do not read file contents directly unless necessary. Delegate implementation tasks to Code mode using the 'switch_mode' tool."</text:span><text:span text:style-name="T5">,<text:line-break/> <text:s text:c="5"/></text:span><text:span text:style-name="T9">"groups"</text:span><text:span text:style-name="T5">: [</text:span><text:span text:style-name="T10">"read"</text:span><text:span text:style-name="T5">, </text:span><text:span text:style-name="T10">"mcp"</text:span><text:span text:style-name="T5">]<text:line-break/> <text:s text:c="3"/>}<text:line-break/> <text:s/>]<text:line-break/>}<text:line-break/></text:span></text:p>
      <text:p text:style-name="P3"/>
      <text:p text:style-name="P84"><text:span text:style-name="T1">9.2 Recommended .clinerules for Kimi K2</text:span></text:p>
      <text:p text:style-name="P1"/>
      <text:p text:style-name="P1"/>
      <text:p text:style-name="P82"><text:span text:style-name="T1">Kimi K2 Thinking Rules</text:span></text:p>
      <text:p text:style-name="P1"/>
      <text:p text:style-name="P1"><text:soft-page-break/></text:p>
      <text:p text:style-name="P85"><text:span text:style-name="T1">Reasoning Protocol</text:span></text:p>
      <text:p text:style-name="P56"/>
      <text:list xml:id="list499718884" text:style-name="WWNum9">
        <text:list-item>
          <text:p text:style-name="P65"><text:span text:style-name="T3">Think First:</text:span><text:span text:style-name="T2"> Before calling any tool, use your thinking block to verify the necessity of the action.</text:span></text:p>
        </text:list-item>
        <text:list-item>
          <text:p text:style-name="P65"><text:span text:style-name="T3">Double Check:</text:span><text:span text:style-name="T2"> If a tool returns an error, analyze the error message in detail. Do not blindly retry the same command.</text:span></text:p>
        </text:list-item>
        <text:list-item>
          <text:p text:style-name="P72"><text:span text:style-name="T3">Stop Condition:</text:span><text:span text:style-name="T2"> If you find yourself repeating a sequence of actions more than 3 times (e.g., Read -&gt; Edit -&gt; Error -&gt; Read -&gt; Edit -&gt; Error), STOP and ask the user for help.</text:span></text:p>
        </text:list-item>
      </text:list>
      <text:p text:style-name="P52"/>
      <text:p text:style-name="P85"><text:span text:style-name="T1">Context Management</text:span></text:p>
      <text:p text:style-name="P56"/>
      <text:list xml:id="list68679017" text:style-name="WWNum10">
        <text:list-item>
          <text:p text:style-name="P67"><text:span text:style-name="T3">Big Files:</text:span><text:span text:style-name="T2"> Do not read files &gt; 1000 lines entirely. Use grep or sed to read specific ranges.</text:span></text:p>
        </text:list-item>
        <text:list-item>
          <text:p text:style-name="P73"><text:span text:style-name="T3">Summary:</text:span><text:span text:style-name="T2"> When switching modes, provide a concise summary of the current state to the next agent.</text:span></text:p>
        </text:list-item>
      </text:list>
      <text:p text:style-name="P83"><text:span text:style-name="T11">Works cited</text:span></text:p>
      <text:list xml:id="list1082619442" text:style-name="WWNum11">
        <text:list-item>
          <text:p text:style-name="P81"><text:span text:style-name="T12">Roo Code Docs | Roo Code Documentation, accessed December 1, 2025, </text:span><text:a xlink:type="simple" xlink:href="https://docs.roocode.com/" text:style-name="ListLabel_20_226" text:visited-style-name="ListLabel_20_226"><text:span text:style-name="T13">https://docs.roocode.com/</text:span></text:a></text:p>
        </text:list-item>
        <text:list-item>
          <text:p text:style-name="P81"><text:span text:style-name="T12">Kimi K2 Thinking Outperforms Proprietary Models With New Techniques for Agentic Tool Use - DeepLearning.AI, accessed December 1, 2025, </text:span><text:a xlink:type="simple" xlink:href="https://www.deeplearning.ai/the-batch/kimi-k2-thinking-outperforms-proprietary-models-with-new-techniques-for-agentic-tool-use/" text:style-name="ListLabel_20_226" text:visited-style-name="ListLabel_20_226"><text:span text:style-name="T13">https://www.deeplearning.ai/the-batch/kimi-k2-thinking-outperforms-proprietary-models-with-new-techniques-for-agentic-tool-use/</text:span></text:a></text:p>
        </text:list-item>
        <text:list-item>
          <text:p text:style-name="P81"><text:span text:style-name="T12">Kimi For Coding Membership Plan Launches New Value Benefits to Enhance the Development Experience - AIBase, accessed December 1, 2025, </text:span><text:a xlink:type="simple" xlink:href="https://www.aibase.com/news/22237" text:style-name="ListLabel_20_226" text:visited-style-name="ListLabel_20_226"><text:span text:style-name="T13">https://www.aibase.com/news/22237</text:span></text:a></text:p>
        </text:list-item>
        <text:list-item>
          <text:p text:style-name="P81"><text:span text:style-name="T12">AMA With Moonshot AI, The Open-source Frontier Lab Behind Kimi K2 Thinking Model, accessed December 1, 2025, </text:span><text:a xlink:type="simple" xlink:href="https://www.reddit.com/r/LocalLLaMA/comments/1oth5pw/ama_with_moonshot_ai_the_opensource_frontier_lab/" text:style-name="ListLabel_20_226" text:visited-style-name="ListLabel_20_226"><text:span text:style-name="T13">https://www.reddit.com/r/LocalLLaMA/comments/1oth5pw/ama_with_moonshot_ai_the_opensource_frontier_lab/</text:span></text:a></text:p>
        </text:list-item>
        <text:list-item>
          <text:p text:style-name="P81"><text:span text:style-name="T12">Kimi K2 Thinking for Agentic Tasks and Coding : r/LocalLLaMA - Reddit, accessed December 1, 2025, </text:span><text:a xlink:type="simple" xlink:href="https://www.reddit.com/r/LocalLLaMA/comments/1pav4hy/kimi_k2_thinking_for_agentic_tasks_and_coding/" text:style-name="ListLabel_20_226" text:visited-style-name="ListLabel_20_226"><text:span text:style-name="T13">https://www.reddit.com/r/LocalLLaMA/comments/1pav4hy/kimi_k2_thinking_for_agentic_tasks_and_coding/</text:span></text:a></text:p>
        </text:list-item>
        <text:list-item>
          <text:p text:style-name="P81"><text:span text:style-name="T12">Working with Large Projects | Roo Code Documentation, accessed December 1, 2025, </text:span><text:a xlink:type="simple" xlink:href="https://docs.roocode.com/advanced-usage/large-projects" text:style-name="ListLabel_20_226" text:visited-style-name="ListLabel_20_226"><text:span text:style-name="T13">https://docs.roocode.com/advanced-usage/large-projects</text:span></text:a></text:p>
        </text:list-item>
        <text:list-item>
          <text:p text:style-name="P81"><text:span text:style-name="T12">moonshotai/Kimi-K2-Thinking - Hugging Face, accessed December 1, 2025, </text:span><text:a xlink:type="simple" xlink:href="https://huggingface.co/moonshotai/Kimi-K2-Thinking" text:style-name="ListLabel_20_226" text:visited-style-name="ListLabel_20_226"><text:span text:style-name="T13">https://huggingface.co/moonshotai/Kimi-K2-Thinking</text:span></text:a></text:p>
        </text:list-item>
        <text:list-item>
          <text:p text:style-name="P81"><text:span text:style-name="T12">Kimi K2 Thinking : Best Agentic LLM is here, beats GPT5, Sonnet 4.5, accessed December 1, 2025, </text:span><text:a xlink:type="simple" xlink:href="https://medium.com/data-science-in-your-pocket/kimi-k2-thinking-best-agentic-llm-is-here-beats-gpt5-sonnet-4-5-045ce6e610ed" text:style-name="ListLabel_20_226" text:visited-style-name="ListLabel_20_226"><text:span text:style-name="T13">https://medium.com/data-science-in-your-pocket/kimi-k2-thinking-best-agentic-llm-is-here-beats-gpt5-sonnet-4-5-045ce6e610ed</text:span></text:a></text:p>
        </text:list-item>
        <text:list-item>
          <text:p text:style-name="P81"><text:span text:style-name="T12">Model Inference Pricing Explanation - Moonshot AI Open Platform - Kimi API, accessed December 1, 2025, </text:span><text:a xlink:type="simple" xlink:href="https://platform.moonshot.ai/docs/pricing/chat" text:style-name="ListLabel_20_226" text:visited-style-name="ListLabel_20_226"><text:span text:style-name="T13">https://platform.moonshot.ai/docs/pricing/chat</text:span></text:a></text:p>
        </text:list-item>
        <text:list-item>
          <text:p text:style-name="P81"><text:soft-page-break/><text:span text:style-name="T12">Install Kimi CLI 5 Steps macOS Windows Linux 2025 - Skywork.ai, accessed December 1, 2025, </text:span><text:a xlink:type="simple" xlink:href="https://skywork.ai/blog/agent/install-kimi-cli-5-steps-macos-windows-linux-2025/" text:style-name="ListLabel_20_226" text:visited-style-name="ListLabel_20_226"><text:span text:style-name="T13">https://skywork.ai/blog/agent/install-kimi-cli-5-steps-macos-windows-linux-2025/</text:span></text:a></text:p>
        </text:list-item>
        <text:list-item>
          <text:p text:style-name="P81"><text:span text:style-name="T12">Please provide examples of quota : r/kimi - Reddit, accessed December 1, 2025, </text:span><text:a xlink:type="simple" xlink:href="https://www.reddit.com/r/kimi/comments/1orpta6/please_provide_examples_of_quota/" text:style-name="ListLabel_20_226" text:visited-style-name="ListLabel_20_226"><text:span text:style-name="T13">https://www.reddit.com/r/kimi/comments/1orpta6/please_provide_examples_of_quota/</text:span></text:a></text:p>
        </text:list-item>
        <text:list-item>
          <text:p text:style-name="P81"><text:span text:style-name="T12">Accessing the "Kimi for Coding" API? - Reddit, accessed December 1, 2025, </text:span><text:a xlink:type="simple" xlink:href="https://www.reddit.com/r/kimi/comments/1p9b6mc/accessing_the_kimi_for_coding_api/" text:style-name="ListLabel_20_226" text:visited-style-name="ListLabel_20_226"><text:span text:style-name="T13">https://www.reddit.com/r/kimi/comments/1p9b6mc/accessing_the_kimi_for_coding_api/</text:span></text:a></text:p>
        </text:list-item>
        <text:list-item>
          <text:p text:style-name="P81"><text:span text:style-name="T12">Moonshot AI - LiteLLM, accessed December 1, 2025, </text:span><text:a xlink:type="simple" xlink:href="https://docs.litellm.ai/docs/providers/moonshot" text:style-name="ListLabel_20_226" text:visited-style-name="ListLabel_20_226"><text:span text:style-name="T13">https://docs.litellm.ai/docs/providers/moonshot</text:span></text:a></text:p>
        </text:list-item>
        <text:list-item>
          <text:p text:style-name="P81"><text:span text:style-name="T12">Roo Code 3.30 Release Notes (2025-11-03), accessed December 1, 2025, </text:span><text:a xlink:type="simple" xlink:href="https://docs.roocode.com/update-notes/v3.30" text:style-name="ListLabel_20_226" text:visited-style-name="ListLabel_20_226"><text:span text:style-name="T13">https://docs.roocode.com/update-notes/v3.30</text:span></text:a></text:p>
        </text:list-item>
        <text:list-item>
          <text:p text:style-name="P81"><text:span text:style-name="T12">Roo Code 3.30.3 Release Updates | kimi‑k2‑thinking support | UI improvements | Bug fixes : r/RooCode - Reddit, accessed December 1, 2025, </text:span><text:a xlink:type="simple" xlink:href="https://www.reddit.com/r/RooCode/comments/1oqmfrw/roo_code_3303_release_updates_kimik2thinking/" text:style-name="ListLabel_20_226" text:visited-style-name="ListLabel_20_226"><text:span text:style-name="T13">https://www.reddit.com/r/RooCode/comments/1oqmfrw/roo_code_3303_release_updates_kimik2thinking/</text:span></text:a></text:p>
        </text:list-item>
        <text:list-item>
          <text:p text:style-name="P81"><text:span text:style-name="T12">Where are roocode settings stored? - Reddit, accessed December 1, 2025, </text:span><text:a xlink:type="simple" xlink:href="https://www.reddit.com/r/RooCode/comments/1idwwlk/where_are_roocode_settings_stored/" text:style-name="ListLabel_20_226" text:visited-style-name="ListLabel_20_226"><text:span text:style-name="T13">https://www.reddit.com/r/RooCode/comments/1idwwlk/where_are_roocode_settings_stored/</text:span></text:a></text:p>
        </text:list-item>
        <text:list-item>
          <text:p text:style-name="P81"><text:span text:style-name="T12">how to use environment variables in vscode settings json - Stack Overflow, accessed December 1, 2025, </text:span><text:a xlink:type="simple" xlink:href="https://stackoverflow.com/questions/57946986/how-to-use-environment-variables-in-vscode-settings-json" text:style-name="ListLabel_20_226" text:visited-style-name="ListLabel_20_226"><text:span text:style-name="T13">https://stackoverflow.com/questions/57946986/how-to-use-environment-variables-in-vscode-settings-json</text:span></text:a></text:p>
        </text:list-item>
        <text:list-item>
          <text:p text:style-name="P81"><text:span text:style-name="T12">RooCode opens terminal without profile · Issue #4484 · RooCodeInc/Roo-Code - GitHub, accessed December 1, 2025, </text:span><text:a xlink:type="simple" xlink:href="https://github.com/RooCodeInc/Roo-Code/issues/4484" text:style-name="ListLabel_20_226" text:visited-style-name="ListLabel_20_226"><text:span text:style-name="T13">https://github.com/RooCodeInc/Roo-Code/issues/4484</text:span></text:a></text:p>
        </text:list-item>
        <text:list-item>
          <text:p text:style-name="P81"><text:span text:style-name="T12">kimi-k2-turbo-preview - AI/ML API Documentation, accessed December 1, 2025, </text:span><text:a xlink:type="simple" xlink:href="https://docs.aimlapi.com/api-references/text-models-llm/moonshot/kimi-k2-turbo-preview" text:style-name="ListLabel_20_226" text:visited-style-name="ListLabel_20_226"><text:span text:style-name="T13">https://docs.aimlapi.com/api-references/text-models-llm/moonshot/kimi-k2-turbo-preview</text:span></text:a></text:p>
        </text:list-item>
        <text:list-item>
          <text:p text:style-name="P81"><text:span text:style-name="T12">Release Notes - LiteLLM, accessed December 1, 2025, </text:span><text:a xlink:type="simple" xlink:href="https://docs.litellm.ai/release_notes" text:style-name="ListLabel_20_226" text:visited-style-name="ListLabel_20_226"><text:span text:style-name="T13">https://docs.litellm.ai/release_notes</text:span></text:a></text:p>
        </text:list-item>
        <text:list-item>
          <text:p text:style-name="P81"><text:span text:style-name="T12">Output is truncated when using Kimi K2 · Issue #6936 · RooCodeInc/Roo-Code - GitHub, accessed December 1, 2025, </text:span><text:a xlink:type="simple" xlink:href="https://github.com/RooCodeInc/Roo-Code/issues/6936" text:style-name="ListLabel_20_226" text:visited-style-name="ListLabel_20_226"><text:span text:style-name="T13">https://github.com/RooCodeInc/Roo-Code/issues/6936</text:span></text:a></text:p>
        </text:list-item>
        <text:list-item>
          <text:p text:style-name="P81"><text:span text:style-name="T12">Using Modes | Roo Code Documentation, accessed December 1, 2025, </text:span><text:a xlink:type="simple" xlink:href="https://docs.roocode.com/basic-usage/using-modes" text:style-name="ListLabel_20_226" text:visited-style-name="ListLabel_20_226"><text:span text:style-name="T13">https://docs.roocode.com/basic-usage/using-modes</text:span></text:a></text:p>
        </text:list-item>
        <text:list-item>
          <text:p text:style-name="P81"><text:span text:style-name="T12">Customizing Modes | Roo Code Documentation, accessed December 1, 2025, </text:span><text:a xlink:type="simple" xlink:href="https://docs.roocode.com/features/custom-modes" text:style-name="ListLabel_20_226" text:visited-style-name="ListLabel_20_226"><text:span text:style-name="T13">https://docs.roocode.com/features/custom-modes</text:span></text:a></text:p>
        </text:list-item>
        <text:list-item>
          <text:p text:style-name="P81"><text:span text:style-name="T12">Boomerang Tasks: Orchestrate Complex Workflows | Roo Code Documentation, accessed December 1, 2025, </text:span><text:a xlink:type="simple" xlink:href="https://docs.roocode.com/features/boomerang-tasks" text:style-name="ListLabel_20_226" text:visited-style-name="ListLabel_20_226"><text:span text:style-name="T13">https://docs.roocode.com/features/boomerang-tasks</text:span></text:a></text:p>
        </text:list-item>
        <text:list-item>
          <text:p text:style-name="P81"><text:span text:style-name="T12">Easy RooCode Workspace Template: SPARC Modes, Memory Bank and Boomerang Mode!, accessed December 1, 2025, </text:span><text:a xlink:type="simple" xlink:href="https://www.reddit.com/r/RooCode/comments/1juqhm0/easy_roocode_workspace_template_sparc_modes/" text:style-name="ListLabel_20_226" text:visited-style-name="ListLabel_20_226"><text:span text:style-name="T13">https://www.reddit.com/r/RooCode/comments/1juqhm0/easy_roocode_workspace_template_sparc_modes/</text:span></text:a></text:p>
        </text:list-item>
        <text:list-item>
          <text:p text:style-name="P81"><text:span text:style-name="T12">This guide introduces Roo Code and the innovative Boomerang task concept, now integrated into SPARC Orchestration. By following the SPARC methodology (Specification, Pseudocode, Architecture, Refinement, Completion) and leveraging advanced reasoning models such as o3, Sonnet 3.7 Thinking, and DeepSeek, you can efficiently break down complex projects into modular, secure, and testable subtasks. This configuration ensures best practices throughout the development lifecycle—no hard-coded environment variables, file sizes under 500 lines, and a modular, extensible design. Use this comprehensive setup to drive high-quality output, robust testing, and continuous optimization. - GitHub Gist, accessed December 1, 2025, </text:span><text:a xlink:type="simple" xlink:href="https://gist.github.com/ruvnet/a206de8d484e710499398e4c39fa6299" text:style-name="ListLabel_20_226" text:visited-style-name="ListLabel_20_226"><text:span text:style-name="T13">https://gist.github.com/ruvnet/a206de8d484e710499398e4c39fa6299</text:span></text:a></text:p>
        </text:list-item>
        <text:list-item>
          <text:p text:style-name="P81"><text:span text:style-name="T12">Custom Instructions | Roo Code Documentation, accessed December 1, 2025, </text:span><text:a xlink:type="simple" xlink:href="https://docs.roocode.com/features/custom-instructions" text:style-name="ListLabel_20_226" text:visited-style-name="ListLabel_20_226"><text:span text:style-name="T13">https://docs.roocode.com/features/custom-instructions</text:span></text:a></text:p>
        </text:list-item>
        <text:list-item>
          <text:p text:style-name="P81"><text:span text:style-name="T12">Complete Guide: How to Set AI Coding Rules for Roo-Cline (Modes/Rules and more) - DEV Community, accessed December 1, 2025, </text:span><text:a xlink:type="simple" xlink:href="https://dev.to/yigit-konur/complete-guide-how-to-set-ai-coding-rules-for-roo-cline-modesrules-and-more-1kjk" text:style-name="ListLabel_20_226" text:visited-style-name="ListLabel_20_226"><text:span text:style-name="T13">https://dev.to/yigit-konur/complete-guide-how-to-set-ai-coding-rules-for-roo-cline-modesrules-and-more-1kjk</text:span></text:a></text:p>
        </text:list-item>
        <text:list-item>
          <text:p text:style-name="P81"><text:span text:style-name="T12">Kimi K2 Quickstart - Moonshot AI Open Platform - Kimi Large Language Model API Service, accessed December 1, 2025, </text:span><text:a xlink:type="simple" xlink:href="https://platform.moonshot.ai/docs/guide/kimi-k2-quickstart" text:style-name="ListLabel_20_226" text:visited-style-name="ListLabel_20_226"><text:span text:style-name="T13">https://platform.moonshot.ai/docs/guide/kimi-k2-quickstart</text:span></text:a></text:p>
        </text:list-item>
        <text:list-item>
          <text:p text:style-name="P81"><text:span text:style-name="T12">Use kimi k2 Model in ClaudeCode/Cline/RooCode - Moonshot AI Open Platform, accessed December 1, 2025, </text:span><text:a xlink:type="simple" xlink:href="https://platform.moonshot.ai/docs/guide/agent-support" text:style-name="ListLabel_20_226" text:visited-style-name="ListLabel_20_226"><text:span text:style-name="T13">https://platform.moonshot.ai/docs/guide/agent-support</text:span></text:a></text:p>
        </text:list-item>
        <text:list-item>
          <text:p text:style-name="P81"><text:soft-page-break/><text:span text:style-name="T12">Setting Up and Verifying Your Organization - Moonshot AI Open Platform - Kimi API, accessed December 1, 2025, </text:span><text:a xlink:type="simple" xlink:href="https://platform.moonshot.ai/docs/guide/org-best-practice" text:style-name="ListLabel_20_226" text:visited-style-name="ListLabel_20_226"><text:span text:style-name="T13">https://platform.moonshot.ai/docs/guide/org-best-practice</text:span></text:a></text:p>
        </text:list-item>
        <text:list-item>
          <text:p text:style-name="P81"><text:span text:style-name="T12">Introducing Kimi K2 Thinking, accessed December 1, 2025, </text:span><text:a xlink:type="simple" xlink:href="https://moonshotai.github.io/Kimi-K2/thinking.html" text:style-name="ListLabel_20_226" text:visited-style-name="ListLabel_20_226"><text:span text:style-name="T13">https://moonshotai.github.io/Kimi-K2/thinking.html</text:span></text:a></text:p>
        </text:list-item>
        <text:list-item>
          <text:p text:style-name="P81"><text:span text:style-name="T12">Kimi K2 Thinking Review. Updated: November 8th, 2025 | by Barnacle Goose - Medium, accessed December 1, 2025, </text:span><text:a xlink:type="simple" xlink:href="https://medium.com/@leucopsis/kimi-k2-thinking-review-df2d0586b7d4" text:style-name="ListLabel_20_226" text:visited-style-name="ListLabel_20_226"><text:span text:style-name="T13">https://medium.com/@leucopsis/kimi-k2-thinking-review-df2d0586b7d4</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font-style-complex="normal" style:font-weight-complex="bold"/>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font-style-complex="normal" style:font-weight-complex="bold"/>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font-style-complex="normal" style:font-weight-complex="bold"/>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font-style-complex="normal" style:font-weight-complex="bold"/>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font-style-complex="normal" style:font-weight-complex="bold"/>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font-style-complex="normal"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1" style:display-name="ListLabel 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2" style:display-name="ListLabel 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3" style:display-name="ListLabel 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4" style:display-name="ListLabel 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5" style:display-name="ListLabel 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6" style:display-name="ListLabel 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7" style:display-name="ListLabel 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8" style:display-name="ListLabel 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9" style:display-name="ListLabel 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0" style:display-name="ListLabel 1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1" style:display-name="ListLabel 1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2" style:display-name="ListLabel 1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3" style:display-name="ListLabel 1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4" style:display-name="ListLabel 1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5" style:display-name="ListLabel 1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6" style:display-name="ListLabel 1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7" style:display-name="ListLabel 1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8" style:display-name="ListLabel 1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9" style:display-name="ListLabel 1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0" style:display-name="ListLabel 1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1" style:display-name="ListLabel 1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2" style:display-name="ListLabel 1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3" style:display-name="ListLabel 1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4" style:display-name="ListLabel 1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5" style:display-name="ListLabel 1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6" style:display-name="ListLabel 1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7" style:display-name="ListLabel 1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8" style:display-name="ListLabel 1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9" style:display-name="ListLabel 1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0" style:display-name="ListLabel 1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1" style:display-name="ListLabel 1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2" style:display-name="ListLabel 1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3" style:display-name="ListLabel 1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4" style:display-name="ListLabel 1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5" style:display-name="ListLabel 1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6" style:display-name="ListLabel 1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7" style:display-name="ListLabel 1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8" style:display-name="ListLabel 1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9" style:display-name="ListLabel 1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0" style:display-name="ListLabel 1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1" style:display-name="ListLabel 1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2" style:display-name="ListLabel 1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3" style:display-name="ListLabel 1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4" style:display-name="ListLabel 1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5" style:display-name="ListLabel 1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6" style:display-name="ListLabel 1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7" style:display-name="ListLabel 1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8" style:display-name="ListLabel 1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9" style:display-name="ListLabel 1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0" style:display-name="ListLabel 1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1" style:display-name="ListLabel 1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2" style:display-name="ListLabel 1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3" style:display-name="ListLabel 1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4" style:display-name="ListLabel 1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5" style:display-name="ListLabel 1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6" style:display-name="ListLabel 1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7" style:display-name="ListLabel 1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8" style:display-name="ListLabel 1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9" style:display-name="ListLabel 1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0" style:display-name="ListLabel 1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1" style:display-name="ListLabel 1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2" style:display-name="ListLabel 1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3" style:display-name="ListLabel 1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4" style:display-name="ListLabel 1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5" style:display-name="ListLabel 1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6" style:display-name="ListLabel 1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7" style:display-name="ListLabel 1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8" style:display-name="ListLabel 1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9" style:display-name="ListLabel 1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0" style:display-name="ListLabel 1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1" style:display-name="ListLabel 1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2" style:display-name="ListLabel 1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3" style:display-name="ListLabel 1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4" style:display-name="ListLabel 1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5" style:display-name="ListLabel 1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6" style:display-name="ListLabel 1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7" style:display-name="ListLabel 1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8" style:display-name="ListLabel 1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9" style:display-name="ListLabel 1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0" style:display-name="ListLabel 1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1" style:display-name="ListLabel 1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2" style:display-name="ListLabel 1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3" style:display-name="ListLabel 1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4" style:display-name="ListLabel 1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5" style:display-name="ListLabel 1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6" style:display-name="ListLabel 1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7" style:display-name="ListLabel 1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8" style:display-name="ListLabel 1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9" style:display-name="ListLabel 1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0" style:display-name="ListLabel 1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1" style:display-name="ListLabel 1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2" style:display-name="ListLabel 1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3" style:display-name="ListLabel 1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4" style:display-name="ListLabel 1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5" style:display-name="ListLabel 1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6" style:display-name="ListLabel 1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7" style:display-name="ListLabel 1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8" style:display-name="ListLabel 1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9" style:display-name="ListLabel 1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0" style:display-name="ListLabel 1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1" style:display-name="ListLabel 1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2" style:display-name="ListLabel 1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3" style:display-name="ListLabel 1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4" style:display-name="ListLabel 1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5" style:display-name="ListLabel 1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6" style:display-name="ListLabel 1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7" style:display-name="ListLabel 1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8" style:display-name="ListLabel 1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9" style:display-name="ListLabel 1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0" style:display-name="ListLabel 2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1" style:display-name="ListLabel 2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2" style:display-name="ListLabel 2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3" style:display-name="ListLabel 2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4" style:display-name="ListLabel 2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5" style:display-name="ListLabel 2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6" style:display-name="ListLabel 2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7" style:display-name="ListLabel 2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8" style:display-name="ListLabel 2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9" style:display-name="ListLabel 2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0" style:display-name="ListLabel 2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1" style:display-name="ListLabel 2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2" style:display-name="ListLabel 2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3" style:display-name="ListLabel 2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4" style:display-name="ListLabel 2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5" style:display-name="ListLabel 2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6" style:display-name="ListLabel 2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7" style:display-name="ListLabel 2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8" style:display-name="ListLabel 2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9" style:display-name="ListLabel 2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0" style:display-name="ListLabel 2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1" style:display-name="ListLabel 2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2" style:display-name="ListLabel 2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3" style:display-name="ListLabel 2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4" style:display-name="ListLabel 2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5" style:display-name="ListLabel 2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6" style:display-name="ListLabel 226" style:family="text">
      <style:text-properties fo:color="#0000ee" style:font-name="Google Sans" fo:font-family="'Google Sans'" style:font-family-generic="roman" style:font-pitch="variable" fo:font-size="12pt" style:text-underline-style="solid" style:text-underline-width="auto" style:text-underline-color="font-color" style:font-name-asian="Google Sans1" style:font-family-asian="'Google Sans'" style:font-family-generic-asian="system" style:font-pitch-asian="variable" style:font-size-asian="12pt" style:font-name-complex="Google Sans1" style:font-family-complex="'Google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number text:level="2" text:style-name="ListLabel_20_209"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number text:level="2" text:style-name="ListLabel_20_218"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14" meta:paragraph-count="242" meta:word-count="4740" meta:character-count="33099" meta:non-whitespace-character-count="28616"/>
    <meta:generator>LibreOfficeDev/6.0.5.2$Linux_X86_64 LibreOffice_project/</meta:generator>
  </office:meta>
</office:document-meta>
</file>